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ans-serif" svg:font-family="sans-serif" style:font-family-generic="roman"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Gulim" svg:font-family="Gulim" style:font-family-generic="swiss" style:font-pitch="variable" svg:panose-1="2 11 6 0 0 1 1 1 1 1"/>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P7" style:parent-style-name="Titre2" style:family="paragraph">
      <style:text-properties style:language-asian="fr" style:country-asian="FR"/>
    </style:style>
    <style:style style:name="T8" style:parent-style-name="Policepardéfaut" style:family="text">
      <style:text-properties fo:font-variant="small-caps"/>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P14" style:parent-style-name="Titre2" style:family="paragraph">
      <style:text-properties fo:color="#FF0000" style:language-asian="fr" style:country-asian="FR"/>
    </style:style>
    <style:style style:name="P15" style:parent-style-name="term" style:family="paragraph">
      <style:text-properties fo:color="#FF0000"/>
    </style:style>
    <style:style style:name="P16" style:parent-style-name="term" style:family="paragraph">
      <style:text-properties fo:color="#FF0000"/>
    </style:style>
    <style:style style:name="P17" style:parent-style-name="term" style:family="paragraph">
      <style:text-properties fo:color="#FF0000"/>
    </style:style>
    <style:style style:name="P18" style:parent-style-name="term" style:family="paragraph">
      <style:text-properties fo:color="#FF0000"/>
    </style:style>
    <style:style style:name="T19" style:parent-style-name="Policepardéfaut" style:family="text">
      <style:text-properties fo:color="#FF0000"/>
    </style:style>
    <style:style style:name="T20" style:parent-style-name="Policepardéfaut" style:family="text">
      <style:text-properties fo:color="#FF0000"/>
    </style:style>
    <style:style style:name="T21" style:parent-style-name="Policepardéfaut" style:family="text">
      <style:text-properties fo:color="#FF0000"/>
    </style:style>
    <style:style style:name="T22" style:parent-style-name="Policepardéfaut" style:family="text">
      <style:text-properties fo:color="#FF0000"/>
    </style:style>
    <style:style style:name="P23" style:parent-style-name="term" style:family="paragraph">
      <style:text-properties fo:color="#FF0000"/>
    </style:style>
    <style:style style:name="P24" style:parent-style-name="term" style:family="paragraph">
      <style:text-properties fo:color="#FF0000"/>
    </style:style>
    <style:style style:name="P25" style:parent-style-name="byline" style:family="paragraph">
      <style:text-properties fo:color="#FF0000"/>
    </style:style>
    <style:style style:name="P26" style:parent-style-name="bibl" style:family="paragraph">
      <style:text-properties fo:color="#FF0000"/>
    </style:style>
    <style:style style:name="T27" style:parent-style-name="Policepardéfaut" style:family="text">
      <style:text-properties fo:color="#FF0000"/>
    </style:style>
    <style:style style:name="T28" style:parent-style-name="quote.c" style:family="text">
      <style:text-properties fo:color="#FF0000"/>
    </style:style>
    <style:style style:name="T29" style:parent-style-name="Policepardéfaut" style:family="text">
      <style:text-properties fo:color="#FF0000"/>
    </style:style>
    <style:style style:name="T30" style:parent-style-name="Policepardéfaut" style:family="text">
      <style:text-properties fo:font-style="italic" style:font-style-asian="italic" style:font-style-complex="italic" fo:color="#FF0000"/>
    </style:style>
    <style:style style:name="T31" style:parent-style-name="Policepardéfaut" style:family="text">
      <style:text-properties fo:color="#FF0000"/>
    </style:style>
    <style:style style:name="T32" style:parent-style-name="Policepardéfaut" style:family="text">
      <style:text-properties fo:font-variant="small-caps" fo:color="#FF0000"/>
    </style:style>
    <style:style style:name="T33" style:parent-style-name="Policepardéfaut" style:family="text">
      <style:text-properties fo:color="#FF0000" style:text-position="super 66.6%"/>
    </style:style>
    <style:style style:name="T34" style:parent-style-name="Policepardéfaut" style:family="text">
      <style:text-properties fo:color="#FF0000"/>
    </style:style>
    <style:style style:name="P35" style:parent-style-name="term" style:family="paragraph">
      <style:text-properties fo:language="en" fo:country="GB"/>
    </style:style>
    <style:style style:name="P36" style:parent-style-name="term" style:family="paragraph">
      <style:text-properties fo:language="en" fo:country="GB"/>
    </style:style>
    <style:style style:name="P37" style:parent-style-name="term" style:family="paragraph">
      <style:text-properties fo:language="en" fo:country="GB"/>
    </style:style>
    <style:style style:name="T38" style:parent-style-name="Policepardéfaut" style:family="text">
      <style:text-properties fo:font-variant="small-caps"/>
    </style:style>
    <style:style style:name="T39" style:parent-style-name="Policepardéfaut" style:family="text">
      <style:text-properties fo:font-weight="bold" style:font-weight-asian="bold"/>
    </style:style>
    <style:style style:name="T40" style:parent-style-name="Policepardéfaut" style:family="text">
      <style:text-properties fo:font-weight="bold" style:font-weight-asian="bold"/>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fo:language="it" fo:country="IT"/>
    </style:style>
    <style:style style:name="T43" style:parent-style-name="Policepardéfaut" style:family="text">
      <style:text-properties fo:language="it" fo:country="IT"/>
    </style:style>
    <style:style style:name="P44" style:parent-style-name="term" style:family="paragraph">
      <style:text-properties fo:language="it" fo:country="IT"/>
    </style:style>
    <style:style style:name="P45" style:parent-style-name="term" style:family="paragraph">
      <style:text-properties fo:language="en" fo:country="GB"/>
    </style:style>
    <style:style style:name="P46" style:parent-style-name="term" style:family="paragraph">
      <style:text-properties fo:language="en" fo:country="GB"/>
    </style:style>
    <style:style style:name="P47" style:parent-style-name="term" style:family="paragraph">
      <style:text-properties fo:language="it" fo:country="IT"/>
    </style:style>
    <style:style style:name="P48" style:parent-style-name="term" style:family="paragraph">
      <style:text-properties fo:language="it" fo:country="IT"/>
    </style:style>
    <style:style style:name="T49" style:parent-style-name="Policepardéfaut" style:family="text">
      <style:text-properties fo:font-weight="bold" style:font-weight-asian="bold" style:font-weight-complex="bold" fo:font-size="8pt" style:font-size-asian="8pt" style:font-size-complex="8pt"/>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font-style-complex="italic" fo:font-size="10pt" style:font-size-asian="10pt" style:font-size-complex="10pt"/>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P55" style:parent-style-name="term" style:family="paragraph">
      <style:text-properties fo:language="en" fo:country="GB"/>
    </style:style>
    <style:style style:name="P56" style:parent-style-name="term" style:family="paragraph">
      <style:text-properties fo:language="en" fo:country="GB"/>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style:font-weight-complex="bold"/>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fo:font-style="italic" style:font-style-asian="italic" style:font-style-complex="italic"/>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text-position="super 66.6%"/>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text-position="super 66.6%"/>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fo:font-style="italic" style:font-style-asian="italic" style:font-style-complex="italic"/>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fo:font-style="italic" style:font-style-asian="italic" style:font-style-complex="italic"/>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fo:font-weight="bold" style:font-weight-asian="bold" style:font-weight-complex="bold"/>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P79" style:parent-style-name="quote.l" style:family="paragraph">
      <style:text-properties fo:language="it" fo:country="IT"/>
    </style:style>
    <style:style style:name="P80" style:parent-style-name="quote.l" style:family="paragraph">
      <style:text-properties fo:language="it" fo:country="IT"/>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style:font-weight-complex="bold"/>
    </style:style>
    <style:style style:name="T83" style:parent-style-name="Policepardéfaut" style:family="text">
      <style:text-properties fo:font-style="italic" style:font-style-asian="italic"/>
    </style:style>
    <style:style style:name="P84" style:parent-style-name="term" style:family="paragraph">
      <style:text-properties fo:language="en" fo:country="GB"/>
    </style:style>
    <style:style style:name="P85" style:parent-style-name="term" style:family="paragraph">
      <style:text-properties fo:language="en" fo:country="GB"/>
    </style:style>
    <style:style style:name="P86" style:parent-style-name="term" style:family="paragraph">
      <style:text-properties fo:language="en" fo:country="GB"/>
    </style:style>
    <style:style style:name="P87" style:parent-style-name="term" style:family="paragraph">
      <style:text-properties fo:language="en" fo:country="GB"/>
    </style:style>
    <style:style style:name="P88" style:parent-style-name="term" style:family="paragraph">
      <style:text-properties fo:language="en" fo:country="GB"/>
    </style:style>
    <style:style style:name="P89" style:parent-style-name="term" style:family="paragraph">
      <style:text-properties fo:language="en" fo:country="GB"/>
    </style:style>
    <style:style style:name="P90" style:parent-style-name="term" style:family="paragraph">
      <style:text-properties fo:language="en" fo:country="GB"/>
    </style:style>
    <style:style style:name="T91" style:parent-style-name="Policepardéfaut" style:family="text">
      <style:text-properties fo:font-variant="small-caps" fo:language="en" fo:country="GB"/>
    </style:style>
    <style:style style:name="T92" style:parent-style-name="Policepardéfaut" style:family="text">
      <style:text-properties fo:language="en" fo:country="GB"/>
    </style:style>
    <style:style style:name="P93" style:parent-style-name="bibl" style:family="paragraph">
      <style:text-properties fo:language="en" fo:country="GB"/>
    </style:style>
    <style:style style:name="T94" style:parent-style-name="Policepardéfaut" style:family="text">
      <style:text-properties fo:font-style="italic" style:font-style-asian="italic"/>
    </style:style>
    <style:style style:name="T95" style:parent-style-name="Appelnotedebasdep." style:family="text">
      <style:text-properties fo:color="#0070C0"/>
    </style:style>
    <style:style style:name="T96" style:parent-style-name="Appelnotedebasdep." style:family="text">
      <style:text-properties fo:color="#0070C0"/>
    </style:style>
    <style:style style:name="T97" style:parent-style-name="Policepardéfaut" style:family="text">
      <style:text-properties fo:font-style="italic" style:font-style-asian="italic"/>
    </style:style>
    <style:style style:name="P98" style:parent-style-name="bibl" style:family="paragraph">
      <style:text-properties fo:language="it" fo:country="IT"/>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style="italic" style:font-style-asian="italic" style:font-style-complex="italic"/>
    </style:style>
    <style:style style:name="T102" style:parent-style-name="Policepardéfaut" style:family="text">
      <style:text-properties fo:font-style="italic" style:font-style-asian="italic" style:font-style-complex="italic"/>
    </style:style>
    <style:style style:name="T103" style:parent-style-name="Policepardéfaut" style:family="text">
      <style:text-properties fo:font-style="italic" style:font-style-asian="italic" style:font-style-complex="italic"/>
    </style:style>
    <style:style style:name="T104" style:parent-style-name="Policepardéfaut" style:family="text">
      <style:text-properties style:font-style-complex="italic"/>
    </style:style>
    <style:style style:name="T105" style:parent-style-name="Policepardéfaut" style:family="text">
      <style:text-properties fo:font-style="italic" style:font-style-asian="italic" style:font-style-complex="italic"/>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style="italic" style:font-style-asian="italic" style:font-style-complex="italic"/>
    </style:style>
    <style:style style:name="T109" style:parent-style-name="Policepardéfaut" style:family="text">
      <style:text-properties fo:font-style="italic" style:font-style-asian="italic" style:font-style-complex="italic"/>
    </style:style>
    <style:style style:name="T110" style:parent-style-name="Policepardéfaut" style:family="text">
      <style:text-properties fo:font-weight="bold" style:font-weight-asian="bold" style:font-weight-complex="bold" fo:font-style="italic" style:font-style-asian="italic" style:font-style-complex="italic"/>
    </style:style>
    <style:style style:name="P111" style:parent-style-name="Titre3" style:family="paragraph">
      <style:text-properties fo:language="en" fo:country="GB"/>
    </style:style>
    <style:style style:name="P112" style:parent-style-name="term" style:family="paragraph">
      <style:text-properties fo:language="en" fo:country="GB"/>
    </style:style>
    <style:style style:name="P113" style:parent-style-name="term" style:family="paragraph">
      <style:text-properties fo:language="en" fo:country="GB"/>
    </style:style>
    <style:style style:name="P114" style:parent-style-name="term" style:family="paragraph">
      <style:text-properties fo:language="en" fo:country="GB"/>
    </style:style>
    <style:style style:name="P115" style:parent-style-name="term" style:family="paragraph">
      <style:text-properties fo:language="it" fo:country="IT"/>
    </style:style>
    <style:style style:name="P116" style:parent-style-name="term" style:family="paragraph">
      <style:text-properties fo:language="it" fo:country="IT"/>
    </style:style>
    <style:style style:name="T117" style:parent-style-name="Policepardéfaut" style:family="text">
      <style:text-properties fo:language="it" fo:country="IT"/>
    </style:style>
    <style:style style:name="T118" style:parent-style-name="Policepardéfaut" style:family="text">
      <style:text-properties fo:font-variant="small-caps" fo:language="it" fo:country="IT"/>
    </style:style>
    <style:style style:name="T119" style:parent-style-name="Policepardéfaut" style:family="text">
      <style:text-properties fo:language="it" fo:country="IT"/>
    </style:style>
    <style:style style:name="T120" style:parent-style-name="Policepardéfaut" style:family="text">
      <style:text-properties fo:language="it" fo:country="IT"/>
    </style:style>
    <style:style style:name="T121" style:parent-style-name="Policepardéfaut" style:family="text">
      <style:text-properties fo:font-style="italic" style:font-style-asian="italic" fo:language="it" fo:country="IT"/>
    </style:style>
    <style:style style:name="T122" style:parent-style-name="Policepardéfaut" style:family="text">
      <style:text-properties fo:language="it" fo:country="IT"/>
    </style:style>
    <style:style style:name="T123" style:parent-style-name="Policepardéfaut" style:family="text">
      <style:text-properties fo:font-style="italic" style:font-style-asian="italic" style:font-style-complex="italic"/>
    </style:style>
    <style:style style:name="T124" style:parent-style-name="Policepardéfaut" style:family="text">
      <style:text-properties style:font-name-complex="Times New Roman" fo:font-style="italic" style:font-style-asian="italic" style:font-style-complex="italic"/>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fo:font-style="italic" style:font-style-asian="italic" style:font-style-complex="italic"/>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fo:font-style="italic" style:font-style-asian="italic" style:font-style-complex="italic"/>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fo:font-style="italic" style:font-style-asian="italic" style:font-style-complex="italic"/>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fo:font-style="italic" style:font-style-asian="italic" style:font-style-complex="italic"/>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fo:font-style="italic" style:font-style-asian="italic" style:font-style-complex="italic" fo:language="it" fo:country="IT"/>
    </style:style>
    <style:style style:name="T141" style:parent-style-name="Policepardéfaut" style:family="text">
      <style:text-properties fo:language="it" fo:country="IT"/>
    </style:style>
    <style:style style:name="T142" style:parent-style-name="Policepardéfaut" style:family="text">
      <style:text-properties style:text-position="super 66.6%"/>
    </style:style>
    <style:style style:name="T143" style:parent-style-name="Policepardéfaut" style:family="text">
      <style:text-properties fo:font-style="italic" style:font-style-asian="italic" style:font-style-complex="italic"/>
    </style:style>
    <style:style style:name="T144" style:parent-style-name="Policepardéfaut" style:family="text">
      <style:text-properties fo:font-style="italic" style:font-style-asian="italic" style:font-style-complex="italic"/>
    </style:style>
    <style:style style:name="T145" style:parent-style-name="Policepardéfaut" style:family="text">
      <style:text-properties fo:font-style="italic" style:font-style-asian="italic" style:font-style-complex="italic"/>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font-style-complex="italic"/>
    </style:style>
    <style:style style:name="T148" style:parent-style-name="Policepardéfaut" style:family="text">
      <style:text-properties fo:font-style="italic" style:font-style-asian="italic" style:font-style-complex="italic"/>
    </style:style>
    <style:style style:name="T149" style:parent-style-name="Policepardéfaut" style:family="text">
      <style:text-properties fo:font-style="italic" style:font-style-asian="italic" style:font-style-complex="italic"/>
    </style:style>
    <style:style style:name="T150" style:parent-style-name="Policepardéfaut" style:family="text">
      <style:text-properties fo:font-style="italic" style:font-style-asian="italic" style:font-style-complex="italic"/>
    </style:style>
    <style:style style:name="T151" style:parent-style-name="Policepardéfaut" style:family="text">
      <style:text-properties fo:font-style="italic" style:font-style-asian="italic" style:font-style-complex="italic"/>
    </style:style>
    <style:style style:name="T152" style:parent-style-name="Policepardéfaut" style:family="text">
      <style:text-properties fo:font-style="italic" style:font-style-asian="italic" style:font-style-complex="italic"/>
    </style:style>
    <style:style style:name="T153" style:parent-style-name="Policepardéfaut" style:family="text">
      <style:text-properties style:font-name-asian="Gulim"/>
    </style:style>
    <style:style style:name="T154" style:parent-style-name="Policepardéfaut" style:family="text">
      <style:text-properties fo:font-style="italic" style:font-style-asian="italic" style:font-style-complex="italic"/>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style="italic" style:font-style-asian="italic" style:font-style-complex="italic"/>
    </style:style>
    <style:style style:name="T157" style:parent-style-name="Policepardéfaut" style:family="text">
      <style:text-properties fo:font-style="italic" style:font-style-asian="italic" style:font-style-complex="italic"/>
    </style:style>
    <style:style style:name="P158" style:parent-style-name="quote.l" style:family="paragraph">
      <style:text-properties fo:font-style="italic" style:font-style-asian="italic"/>
    </style:style>
    <style:style style:name="P159" style:parent-style-name="quote.l" style:family="paragraph">
      <style:text-properties fo:font-style="italic" style:font-style-asian="italic" fo:language="it" fo:country="IT"/>
    </style:style>
    <style:style style:name="T160" style:parent-style-name="Policepardéfaut" style:family="text">
      <style:text-properties fo:font-style="italic" style:font-style-asian="italic" fo:language="it" fo:country="IT"/>
    </style:style>
    <style:style style:name="T161" style:parent-style-name="Policepardéfaut" style:family="text">
      <style:text-properties fo:language="it" fo:country="IT"/>
    </style:style>
    <style:style style:name="T162" style:parent-style-name="Policepardéfaut" style:family="text">
      <style:text-properties fo:font-style="italic" style:font-style-asian="italic" fo:language="it" fo:country="IT"/>
    </style:style>
    <style:style style:name="P163" style:parent-style-name="quote.l" style:family="paragraph">
      <style:text-properties fo:font-style="italic" style:font-style-asian="italic" fo:language="it" fo:country="IT"/>
    </style:style>
    <style:style style:name="P164" style:parent-style-name="quote.l" style:family="paragraph">
      <style:text-properties fo:font-style="italic" style:font-style-asian="italic" fo:language="it" fo:country="IT"/>
    </style:style>
    <style:style style:name="P165" style:parent-style-name="quote.l" style:family="paragraph">
      <style:text-properties fo:font-style="italic" style:font-style-asian="italic" fo:language="it" fo:country="IT"/>
    </style:style>
    <style:style style:name="T166" style:parent-style-name="Policepardéfaut" style:family="text">
      <style:text-properties fo:font-style="italic" style:font-style-asian="italic"/>
    </style:style>
    <style:style style:name="T167" style:parent-style-name="quote.c" style:family="text">
      <style:text-properties style:text-position="super 66.6%"/>
    </style:style>
    <style:style style:name="T168" style:parent-style-name="Policepardéfaut" style:family="text">
      <style:text-properties style:font-name-complex="Times New Roman"/>
    </style:style>
    <style:style style:name="T169" style:parent-style-name="Policepardéfaut" style:family="text">
      <style:text-properties style:font-name-complex="Times New Roman"/>
    </style:style>
    <style:style style:name="T170" style:parent-style-name="Policepardéfaut" style:family="text">
      <style:text-properties fo:font-style="italic" style:font-style-asian="italic" style:font-style-complex="italic"/>
    </style:style>
    <style:style style:name="T171" style:parent-style-name="Policepardéfaut" style:family="text">
      <style:text-properties style:font-style-complex="italic"/>
    </style:style>
    <style:style style:name="P172" style:parent-style-name="term" style:family="paragraph">
      <style:text-properties fo:language="en" fo:country="GB"/>
    </style:style>
    <style:style style:name="P173" style:parent-style-name="term" style:family="paragraph">
      <style:text-properties fo:language="en" fo:country="GB"/>
    </style:style>
    <style:style style:name="P174" style:parent-style-name="term" style:family="paragraph">
      <style:text-properties fo:language="en" fo:country="GB"/>
    </style:style>
    <style:style style:name="P175" style:parent-style-name="term" style:family="paragraph">
      <style:text-properties fo:language="en" fo:country="GB"/>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fo:font-style="italic" style:font-style-asian="italic" style:font-style-complex="italic"/>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fo:font-style="italic" style:font-style-asian="italic" style:font-style-complex="italic"/>
    </style:style>
    <style:style style:name="T182" style:parent-style-name="Policepardéfaut" style:family="text">
      <style:text-properties style:font-style-complex="italic"/>
    </style:style>
    <style:style style:name="P183" style:parent-style-name="term" style:family="paragraph">
      <style:text-properties fo:language="en" fo:country="GB"/>
    </style:style>
    <style:style style:name="P184" style:parent-style-name="term" style:family="paragraph">
      <style:text-properties fo:language="en" fo:country="GB"/>
    </style:style>
    <style:style style:name="P185" style:parent-style-name="term" style:family="paragraph">
      <style:text-properties fo:language="en" fo:country="GB"/>
    </style:style>
    <style:style style:name="P186" style:parent-style-name="term" style:family="paragraph">
      <style:text-properties fo:language="en" fo:country="GB"/>
    </style:style>
    <style:style style:name="P187" style:parent-style-name="term" style:family="paragraph">
      <style:text-properties fo:language="it" fo:country="IT"/>
    </style:style>
    <style:style style:name="P188" style:parent-style-name="term" style:family="paragraph">
      <style:text-properties fo:language="it" fo:country="IT"/>
    </style:style>
    <style:style style:name="T189" style:parent-style-name="Policepardéfaut" style:family="text">
      <style:text-properties fo:font-variant="small-caps" fo:language="it" fo:country="IT"/>
    </style:style>
    <style:style style:name="T190" style:parent-style-name="Policepardéfaut" style:family="text">
      <style:text-properties fo:language="it" fo:country="IT"/>
    </style:style>
    <style:style style:name="T191" style:parent-style-name="Policepardéfaut" style:family="text">
      <style:text-properties style:font-style-complex="italic" fo:language="it" fo:country="IT"/>
    </style:style>
    <style:style style:name="T192" style:parent-style-name="Policepardéfaut" style:family="text">
      <style:text-properties fo:language="it" fo:country="IT"/>
    </style:style>
    <style:style style:name="T193" style:parent-style-name="Policepardéfaut" style:family="text">
      <style:text-properties fo:language="it" fo:country="IT"/>
    </style:style>
    <style:style style:name="T194" style:parent-style-name="Policepardéfaut" style:family="text">
      <style:text-properties fo:language="it" fo:country="IT"/>
    </style:style>
    <style:style style:name="T195" style:parent-style-name="Policepardéfaut" style:family="text">
      <style:text-properties fo:language="it" fo:country="IT"/>
    </style:style>
    <style:style style:name="T196" style:parent-style-name="Policepardéfaut" style:family="text">
      <style:text-properties fo:language="it" fo:country="IT"/>
    </style:style>
    <style:style style:name="P197" style:parent-style-name="l" style:family="paragraph">
      <style:text-properties fo:language="it" fo:country="IT"/>
    </style:style>
    <style:style style:name="P198" style:parent-style-name="l" style:family="paragraph">
      <style:text-properties fo:language="it" fo:country="IT"/>
    </style:style>
    <style:style style:name="P199" style:parent-style-name="l" style:family="paragraph">
      <style:text-properties fo:language="it" fo:country="IT"/>
    </style:style>
    <style:style style:name="P200" style:parent-style-name="l" style:family="paragraph">
      <style:text-properties fo:language="it" fo:country="IT"/>
    </style:style>
    <style:style style:name="P201" style:parent-style-name="ab" style:family="paragraph">
      <style:text-properties fo:language="it" fo:country="IT"/>
    </style:style>
    <style:style style:name="P202" style:parent-style-name="l" style:family="paragraph">
      <style:text-properties fo:language="it" fo:country="IT"/>
    </style:style>
    <style:style style:name="P203" style:parent-style-name="l" style:family="paragraph">
      <style:text-properties fo:language="it" fo:country="IT"/>
    </style:style>
    <style:style style:name="P204" style:parent-style-name="l" style:family="paragraph">
      <style:text-properties fo:language="it" fo:country="IT"/>
    </style:style>
    <style:style style:name="P205" style:parent-style-name="l" style:family="paragraph">
      <style:text-properties fo:language="it" fo:country="IT"/>
    </style:style>
    <style:style style:name="P206" style:parent-style-name="ab" style:family="paragraph">
      <style:text-properties fo:language="it" fo:country="IT"/>
    </style:style>
    <style:style style:name="P207" style:parent-style-name="l" style:family="paragraph">
      <style:text-properties fo:language="it" fo:country="IT"/>
    </style:style>
    <style:style style:name="P208" style:parent-style-name="l" style:family="paragraph">
      <style:text-properties fo:language="it" fo:country="IT"/>
    </style:style>
    <style:style style:name="P209" style:parent-style-name="l" style:family="paragraph">
      <style:text-properties fo:language="it" fo:country="IT"/>
    </style:style>
    <style:style style:name="P210" style:parent-style-name="ab" style:family="paragraph">
      <style:text-properties fo:language="it" fo:country="IT"/>
    </style:style>
    <style:style style:name="P211" style:parent-style-name="l" style:family="paragraph">
      <style:text-properties fo:language="it" fo:country="IT"/>
    </style:style>
    <style:style style:name="P212" style:parent-style-name="l" style:family="paragraph">
      <style:text-properties fo:language="it" fo:country="IT"/>
    </style:style>
    <style:style style:name="P213" style:parent-style-name="l" style:family="paragraph">
      <style:text-properties fo:language="it" fo:country="IT"/>
    </style:style>
    <style:style style:name="T214" style:parent-style-name="Policepardéfaut" style:family="text">
      <style:text-properties style:font-weight-complex="bold"/>
    </style:style>
    <style:style style:name="T215" style:parent-style-name="Policepardéfaut" style:family="text">
      <style:text-properties style:font-weight-complex="bold"/>
    </style:style>
    <style:style style:name="T216" style:parent-style-name="Policepardéfaut" style:family="text">
      <style:text-properties style:font-weight-complex="bold"/>
    </style:style>
    <style:style style:name="T217" style:parent-style-name="Policepardéfaut" style:family="text">
      <style:text-properties style:font-weight-complex="bold"/>
    </style:style>
    <style:style style:name="P218" style:parent-style-name="Titre3" style:family="paragraph">
      <style:text-properties fo:language="it" fo:country="IT"/>
    </style:style>
    <style:style style:name="P219" style:parent-style-name="term" style:family="paragraph">
      <style:text-properties fo:language="it" fo:country="IT"/>
    </style:style>
    <style:style style:name="P220" style:parent-style-name="term" style:family="paragraph">
      <style:text-properties fo:language="it" fo:country="IT"/>
    </style:style>
    <style:style style:name="P221" style:parent-style-name="term" style:family="paragraph">
      <style:text-properties fo:language="it" fo:country="IT"/>
    </style:style>
    <style:style style:name="P222" style:parent-style-name="term" style:family="paragraph">
      <style:text-properties fo:language="it" fo:country="IT"/>
    </style:style>
    <style:style style:name="P223" style:parent-style-name="term" style:family="paragraph">
      <style:text-properties fo:language="it" fo:country="IT"/>
    </style:style>
    <style:style style:name="T224" style:parent-style-name="Policepardéfaut" style:family="text">
      <style:text-properties fo:font-variant="small-caps" fo:language="it" fo:country="IT"/>
    </style:style>
    <style:style style:name="T225" style:parent-style-name="Policepardéfaut" style:family="text">
      <style:text-properties fo:language="it" fo:country="IT"/>
    </style:style>
    <style:style style:name="P226" style:parent-style-name="label" style:family="paragraph">
      <style:text-properties fo:language="it" fo:country="IT"/>
    </style:style>
    <style:style style:name="P227" style:parent-style-name="l" style:family="paragraph">
      <style:text-properties fo:language="it" fo:country="IT"/>
    </style:style>
    <style:style style:name="P228" style:parent-style-name="l" style:family="paragraph">
      <style:text-properties fo:language="it" fo:country="IT"/>
    </style:style>
    <style:style style:name="P229" style:parent-style-name="l" style:family="paragraph">
      <style:text-properties fo:language="it" fo:country="IT"/>
    </style:style>
    <style:style style:name="P230" style:parent-style-name="l" style:family="paragraph">
      <style:text-properties fo:language="it" fo:country="IT"/>
    </style:style>
    <style:style style:name="P231" style:parent-style-name="ab" style:family="paragraph">
      <style:text-properties fo:language="it" fo:country="IT"/>
    </style:style>
    <style:style style:name="T232" style:parent-style-name="Policepardéfaut" style:family="text">
      <style:text-properties fo:language="it" fo:country="IT"/>
    </style:style>
    <style:style style:name="T233" style:parent-style-name="Policepardéfaut" style:family="text">
      <style:text-properties style:font-name-complex="Times New Roman" fo:language="it" fo:country="IT"/>
    </style:style>
    <style:style style:name="T234" style:parent-style-name="Policepardéfaut" style:family="text">
      <style:text-properties fo:language="it" fo:country="IT"/>
    </style:style>
    <style:style style:name="P235" style:parent-style-name="l" style:family="paragraph">
      <style:text-properties fo:language="it" fo:country="IT"/>
    </style:style>
    <style:style style:name="P236" style:parent-style-name="l" style:family="paragraph">
      <style:text-properties fo:language="it" fo:country="IT"/>
    </style:style>
    <style:style style:name="P237" style:parent-style-name="l" style:family="paragraph">
      <style:text-properties fo:language="it" fo:country="IT"/>
    </style:style>
    <style:style style:name="P238" style:parent-style-name="ab" style:family="paragraph">
      <style:text-properties fo:language="it" fo:country="IT"/>
    </style:style>
    <style:style style:name="P239" style:parent-style-name="l" style:family="paragraph">
      <style:text-properties fo:language="it" fo:country="IT"/>
    </style:style>
    <style:style style:name="P240" style:parent-style-name="l" style:family="paragraph">
      <style:text-properties fo:language="it" fo:country="IT"/>
    </style:style>
    <style:style style:name="P241" style:parent-style-name="l" style:family="paragraph">
      <style:text-properties fo:language="it" fo:country="IT"/>
    </style:style>
    <style:style style:name="P242" style:parent-style-name="ab" style:family="paragraph">
      <style:text-properties fo:language="it" fo:country="IT"/>
    </style:style>
    <style:style style:name="P243" style:parent-style-name="l" style:family="paragraph">
      <style:text-properties fo:language="it" fo:country="IT"/>
    </style:style>
    <style:style style:name="P244" style:parent-style-name="l" style:family="paragraph">
      <style:text-properties fo:language="it" fo:country="IT"/>
    </style:style>
    <style:style style:name="P245" style:parent-style-name="l" style:family="paragraph">
      <style:text-properties fo:language="it" fo:country="IT"/>
    </style:style>
    <style:style style:name="P246" style:parent-style-name="term" style:family="paragraph">
      <style:text-properties fo:language="en" fo:country="GB"/>
    </style:style>
    <style:style style:name="P247" style:parent-style-name="term" style:family="paragraph">
      <style:text-properties fo:language="en" fo:country="GB"/>
    </style:style>
    <style:style style:name="T248" style:parent-style-name="Policepardéfaut" style:family="text">
      <style:text-properties fo:font-weight="bold" style:font-weight-asian="bold" style:font-weight-complex="bold"/>
    </style:style>
    <style:style style:name="T249" style:parent-style-name="Policepardéfaut" style:family="text">
      <style:text-properties fo:font-style="italic" style:font-style-asian="italic" style:font-style-complex="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font-style-complex="italic"/>
    </style:style>
    <style:style style:name="T252" style:parent-style-name="Policepardéfaut" style:family="text">
      <style:text-properties fo:font-style="italic" style:font-style-asian="italic" style:font-style-complex="italic"/>
    </style:style>
    <style:style style:name="T253" style:parent-style-name="Policepardéfaut" style:family="text">
      <style:text-properties fo:font-style="italic" style:font-style-asian="italic" style:font-style-complex="italic"/>
    </style:style>
    <style:style style:name="T254" style:parent-style-name="Policepardéfaut" style:family="text">
      <style:text-properties fo:font-style="italic" style:font-style-asian="italic" style:font-style-complex="italic"/>
    </style:style>
    <style:style style:name="T255" style:parent-style-name="Policepardéfaut" style:family="text">
      <style:text-properties fo:font-style="italic" style:font-style-asian="italic" style:font-style-complex="italic"/>
    </style:style>
    <style:style style:name="T256" style:parent-style-name="Policepardéfaut" style:family="text">
      <style:text-properties fo:font-style="italic" style:font-style-asian="italic" style:font-style-complex="italic"/>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style="italic" style:font-style-asian="italic" style:font-style-complex="italic"/>
    </style:style>
    <style:style style:name="T259" style:parent-style-name="quote.c" style:family="text">
      <style:text-properties fo:font-style="italic" style:font-style-asian="italic"/>
    </style:style>
    <style:style style:name="T260" style:parent-style-name="quote.c" style:family="text">
      <style:text-properties fo:font-style="italic" style:font-style-asian="italic"/>
    </style:style>
    <style:style style:name="T261" style:parent-style-name="quote.c" style:family="text">
      <style:text-properties fo:font-style="italic" style:font-style-asian="italic"/>
    </style:style>
    <style:style style:name="T262" style:parent-style-name="Policepardéfaut" style:family="text">
      <style:text-properties fo:font-style="italic" style:font-style-asian="italic" style:font-style-complex="italic"/>
    </style:style>
    <style:style style:name="T263" style:parent-style-name="Policepardéfaut" style:family="text">
      <style:text-properties fo:font-weight="bold" style:font-weight-asian="bold" style:font-weight-complex="bold"/>
    </style:style>
    <style:style style:name="T264" style:parent-style-name="Policepardéfaut" style:family="text">
      <style:text-properties fo:font-variant="small-caps"/>
    </style:style>
    <style:style style:name="P265" style:parent-style-name="Corpsdetexte" style:family="paragraph">
      <style:text-properties fo:language="it" fo:country="IT"/>
    </style:style>
    <style:style style:name="T266" style:parent-style-name="Policepardéfaut" style:family="text">
      <style:text-properties fo:font-weight="bold" style:font-weight-asian="bold" style:font-weight-complex="bold" fo:language="it" fo:country="IT"/>
    </style:style>
    <style:style style:name="T267" style:parent-style-name="Policepardéfaut" style:family="text">
      <style:text-properties style:font-weight-complex="bold" fo:language="it" fo:country="IT"/>
    </style:style>
    <style:style style:name="T268" style:parent-style-name="Policepardéfaut" style:family="text">
      <style:text-properties fo:language="it" fo:country="IT"/>
    </style:style>
    <style:style style:name="T269" style:parent-style-name="Policepardéfaut" style:family="text">
      <style:text-properties fo:language="it" fo:country="IT"/>
    </style:style>
    <style:style style:name="T270" style:parent-style-name="Policepardéfaut" style:family="text">
      <style:text-properties fo:font-style="italic" style:font-style-asian="italic" style:font-style-complex="italic" fo:language="it" fo:country="IT"/>
    </style:style>
    <style:style style:name="T271" style:parent-style-name="Policepardéfaut" style:family="text">
      <style:text-properties fo:font-style="italic" style:font-style-asian="italic" style:font-style-complex="italic" fo:language="it" fo:country="IT"/>
    </style:style>
    <style:style style:name="T272" style:parent-style-name="Policepardéfaut" style:family="text">
      <style:text-properties style:font-style-complex="italic" fo:language="it" fo:country="IT"/>
    </style:style>
    <style:style style:name="T273" style:parent-style-name="Policepardéfaut" style:family="text">
      <style:text-properties fo:language="it" fo:country="IT"/>
    </style:style>
    <style:style style:name="T274" style:parent-style-name="Policepardéfaut" style:family="text">
      <style:text-properties fo:language="it" fo:country="IT"/>
    </style:style>
    <style:style style:name="T275" style:parent-style-name="Policepardéfaut" style:family="text">
      <style:text-properties fo:language="it" fo:country="IT"/>
    </style:style>
    <style:style style:name="T276" style:parent-style-name="Policepardéfaut" style:family="text">
      <style:text-properties fo:language="it" fo:country="IT"/>
    </style:style>
    <style:style style:name="T277" style:parent-style-name="Policepardéfaut" style:family="text">
      <style:text-properties fo:font-style="italic" style:font-style-asian="italic" style:font-style-complex="italic" fo:language="it" fo:country="IT"/>
    </style:style>
    <style:style style:name="T278" style:parent-style-name="Policepardéfaut" style:family="text">
      <style:text-properties fo:font-style="italic" style:font-style-asian="italic" fo:language="it" fo:country="IT"/>
    </style:style>
    <style:style style:name="T279" style:parent-style-name="Policepardéfaut" style:family="text">
      <style:text-properties fo:font-style="italic" style:font-style-asian="italic" style:font-style-complex="italic" fo:language="it" fo:country="IT"/>
    </style:style>
    <style:style style:name="T280" style:parent-style-name="Policepardéfaut" style:family="text">
      <style:text-properties fo:font-style="italic" style:font-style-asian="italic" style:font-style-complex="italic" fo:language="it" fo:country="IT"/>
    </style:style>
    <style:style style:name="T281" style:parent-style-name="Policepardéfaut" style:family="text">
      <style:text-properties fo:font-style="italic" style:font-style-asian="italic" style:font-style-complex="italic" fo:language="it" fo:country="IT"/>
    </style:style>
    <style:style style:name="T282" style:parent-style-name="Policepardéfaut" style:family="text">
      <style:text-properties fo:font-style="italic" style:font-style-asian="italic" style:font-style-complex="italic" fo:language="it" fo:country="IT"/>
    </style:style>
    <style:style style:name="T283" style:parent-style-name="Policepardéfaut" style:family="text">
      <style:text-properties fo:language="it" fo:country="IT"/>
    </style:style>
    <style:style style:name="T284" style:parent-style-name="Policepardéfaut" style:family="text">
      <style:text-properties fo:language="it" fo:country="IT"/>
    </style:style>
    <style:style style:name="T285" style:parent-style-name="Policepardéfaut" style:family="text">
      <style:text-properties fo:language="it" fo:country="IT"/>
    </style:style>
    <style:style style:name="T286" style:parent-style-name="Policepardéfaut" style:family="text">
      <style:text-properties fo:font-weight="bold" style:font-weight-asian="bold" style:font-weight-complex="bold"/>
    </style:style>
    <style:style style:name="T287" style:parent-style-name="Policepardéfaut" style:family="text">
      <style:text-properties style:font-weight-complex="bold"/>
    </style:style>
    <style:style style:name="T288" style:parent-style-name="Policepardéfaut" style:family="text">
      <style:text-properties fo:font-weight="bold" style:font-weight-asian="bold"/>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font-style-complex="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font-style-complex="italic"/>
    </style:style>
    <style:style style:name="T295" style:parent-style-name="Policepardéfaut" style:family="text">
      <style:text-properties fo:font-style="italic" style:font-style-asian="italic" style:font-style-complex="italic"/>
    </style:style>
    <style:style style:name="T296" style:parent-style-name="Policepardéfaut" style:family="text">
      <style:text-properties fo:font-style="italic" style:font-style-asian="italic" style:font-style-complex="italic"/>
    </style:style>
    <style:style style:name="T297" style:parent-style-name="Policepardéfaut" style:family="text">
      <style:text-properties fo:font-style="italic" style:font-style-asian="italic" style:font-style-complex="italic"/>
    </style:style>
    <style:style style:name="P298" style:parent-style-name="term" style:family="paragraph">
      <style:text-properties fo:language="en" fo:country="GB"/>
    </style:style>
    <style:style style:name="P299" style:parent-style-name="term" style:family="paragraph">
      <style:text-properties fo:language="en" fo:country="GB"/>
    </style:style>
    <style:style style:name="T300" style:parent-style-name="Policepardéfaut" style:family="text">
      <style:text-properties fo:font-variant="small-caps"/>
    </style:style>
    <style:style style:name="T301" style:parent-style-name="Policepardéfaut" style:family="text">
      <style:text-properties fo:font-variant="small-caps"/>
    </style:style>
    <style:style style:name="T302" style:parent-style-name="Policepardéfaut" style:family="text">
      <style:text-properties style:text-position="super 66.6%"/>
    </style:style>
    <style:style style:name="T303" style:parent-style-name="Policepardéfaut" style:family="text">
      <style:text-properties fo:font-variant="small-caps"/>
    </style:style>
    <style:style style:name="T304" style:parent-style-name="Policepardéfaut" style:family="text">
      <style:text-properties style:text-position="super 66.6%"/>
    </style:style>
    <style:style style:name="T305" style:parent-style-name="Policepardéfaut" style:family="text">
      <style:text-properties fo:font-variant="small-caps"/>
    </style:style>
    <style:style style:name="T306" style:parent-style-name="Policepardéfaut" style:family="text">
      <style:text-properties style:text-position="super 66.6%"/>
    </style:style>
    <style:style style:name="T307" style:parent-style-name="Policepardéfaut" style:family="text">
      <style:text-properties fo:font-weight="bold" style:font-weight-asian="bold" style:font-weight-complex="bold"/>
    </style:style>
    <style:style style:name="T308" style:parent-style-name="Policepardéfaut" style:family="text">
      <style:text-properties style:font-weight-complex="bold"/>
    </style:style>
    <style:style style:name="T309" style:parent-style-name="Policepardéfaut" style:family="text">
      <style:text-properties fo:font-variant="small-caps"/>
    </style:style>
    <style:style style:name="T310" style:parent-style-name="Policepardéfaut" style:family="text">
      <style:text-properties style:text-position="super 66.6%"/>
    </style:style>
    <style:style style:name="T311" style:parent-style-name="Policepardéfaut" style:family="text">
      <style:text-properties fo:font-weight="bold" style:font-weight-asian="bold" style:font-weight-complex="bold"/>
    </style:style>
    <style:style style:name="T312" style:parent-style-name="Policepardéfaut" style:family="text">
      <style:text-properties style:font-weight-complex="bold"/>
    </style:style>
    <style:style style:name="T313" style:parent-style-name="Policepardéfaut" style:family="text">
      <style:text-properties fo:font-style="italic" style:font-style-asian="italic" style:font-style-complex="italic"/>
    </style:style>
    <style:style style:name="T314" style:parent-style-name="Policepardéfaut" style:family="text">
      <style:text-properties fo:font-weight="bold" style:font-weight-asian="bold"/>
    </style:style>
  </office:automatic-styles>
  <office:body>
    <office:text text:use-soft-page-breaks="true">
      <text:p text:style-name="P1">title : Articles du<text:s/><text:span text:style-name="T2">Mercure de France</text:span>, année<text:s/>1891</text:p>
      <text:p text:style-name="term">copyeditor : Marguerite Bordry (Relecture)</text:p>
      <text:p text:style-name="term">copyeditor : Éric Thiébaud (OCR,<text:s/>Stylage sémantique)</text:p>
      <text:p text:style-name="P3">idno : http://obvil.sorbonne-universite.site/corpus/mercure-italie/annee-1891.xml</text:p>
      <text:p text:style-name="P4">idno : http://obvil.sorbonne-universite.site/corpus/mercure-italie/annee-1891.html</text:p>
      <text:p text:style-name="P5">idno : http://obvil.sorbonne-universite.site/corpus/mercure-italie/annee-1891.epub</text:p>
      <text:p text:style-name="P6">idno : http://obvil.sorbonne-universite.site/corpus/mercure-italie/annee-1891.txt</text:p>
      <text:p text:style-name="term">date :<text:s/>1891</text:p>
      <text:p text:style-name="term">lang : fre</text:p>
      <text:h text:style-name="Titre1" text:outline-level="1">Tome II, numéro 14,<text:s/>février 1891</text:h>
      <text:h text:style-name="P7" text:outline-level="2">La littérature « Maldoror » [extrait]</text:h>
      <text:p text:style-name="term">id : article-1891-02_097</text:p>
      <text:p text:style-name="term">author :<text:s/>Gourmont, Remy de (1858-1915)</text:p>
      <text:p text:style-name="term">signed :<text:s/>Remy de Gourmont</text:p>
      <text:p text:style-name="term">section :<text:s/>none</text:p>
      <text:p text:style-name="term">title :<text:s/>La littérature « Maldoror » [extrait]</text:p>
      <text:p text:style-name="term">date :<text:s/>1891-02</text:p>
      <text:p text:style-name="term">ref :<text:s/>Tome II, numéro 14,<text:s/>février 1891,<text:s/>p. 97-102 [97]</text:p>
      <text:p text:style-name="byline"><text:span text:style-name="T8">Remy de Gourmont</text:span>.</text:p>
      <text:p text:style-name="bibl">Tome II, numéro 14, février 1891,<text:s/>p. 97-102 [97].</text:p>
      <text:p text:style-name="Corpsdetexte">Remettre à une autre fois les notes critiques — et pathologiques — qui surgissent, comme une volée d’oiseaux noirs, d’entre les pages de ce livre :<text:s/><text:span text:style-name="T9">Les Chants de Maldoror</text:span><text:span text:style-name="Appelnotedebasdep."><text:note text:note-class="footnote" text:id="_ftn0"><text:note-citation>1</text:note-citation><text:note-body><text:p text:style-name="Notedebasdepage"><text:s/>Comte de Lautréamont,<text:s/><text:span text:style-name="T10">Les Chants de Maldoror</text:span><text:s/>(avec eau-forte, lettre autographiée ; préface par l’éditeur). Chez Genonceaux, 1890, in-12. Publication de luxe à tirage restreint, entreprise avec le désintéressement d’un plaisir personnel.</text:p></text:note-body></text:note></text:span>, leur nombre et l’incohérence et leur groupement l’exige. C’est une originalité furieuse et inattendue tellement qu’un peu d’espace est nécessaire pour se recoordonner soi-même en suite de lectures. Il est évident, d’abord, que l’auteur, écrivain de dix-sept ans (point vérifié et peu contestable), dépassait en folie, de très loin, cette sorte de déséquilibre que les sots de l’aliénation mentale qualifient de ce même mot :<text:s/><text:span text:style-name="T11">folie</text:span>, et attribuent à de glorieuses intelligences, telles que sainte Thérèse, Edgar Poë, à des artistes d’une sensitivité suprême, tel Schumann. Partage à faire entre le génie et la maladie cérébrale qui intéresse, sujet que n’a même pas effleuré, en réalité, le professeur Lombroso, occupé à vomir sans relâche, sur tout ce qui est intellectuel ou mystique, les abjects blasphèmes de sa porcine ignorance. Cet auteur, son information est sûre au point qu’il appelle Verlaine M. Verlain, qu’il attribue à M. Mallarmé le<text:s/><text:span text:style-name="T12">Traité du Verbe</text:span>, qu’il cite comme une autorité littéraire et critique M. Jules Lemaître !<text:s/>Voilà qui me donne une certaine confiance dans les assertions du même volume (<text:span text:style-name="T13">Le Génie et la Folie</text:span>) que je ne puis vérifier.</text:p>
      <text:soft-page-break/>
      <text:p text:style-name="Corpsdetexte">[…]</text:p>
      <text:h text:style-name="P14" text:outline-level="2">Les Livres.<text:s/><text:line-break/>De l’Authenticité des Annales et des Histoires de Tacite, par P. Hochart (Thorin)</text:h>
      <text:p text:style-name="P15">id : article-1891-02_124</text:p>
      <text:p text:style-name="P16">author : Gourmont, Remy de (1858-1915)</text:p>
      <text:p text:style-name="P17">signed : R. G.</text:p>
      <text:p text:style-name="P18">section : Les Livres</text:p>
      <text:p text:style-name="term"><text:span text:style-name="T19">title :<text:s/></text:span><text:span text:style-name="T20">De l</text:span><text:span text:style-name="T21">’</text:span><text:span text:style-name="T22">Authenticité des Annales et des Histoires de Tacite, par P. Hochart (Thorin)</text:span></text:p>
      <text:p text:style-name="P23">date : 1891-02</text:p>
      <text:p text:style-name="P24">ref : Tome II, numéro 14, février 1891, p. 123-125 [124-125]</text:p>
      <text:p text:style-name="P25">R. G. [Remy de Gourmont].</text:p>
      <text:p text:style-name="P26">Tome II, numéro 14, février 1891, p. 123-125 [124-125].</text:p>
      <text:p text:style-name="Corpsdetexte"><text:span text:style-name="T27">En ce livre d’une bonne et curieuse érudition, il est démontré que les œuvres de Tacite furent fabriquées de toutes pièces, à la Renaissance, par un latinisant habile et astucieux. Tromper à ce point la postérité, nous faire prendre jusqu’à la fin des siècles pour<text:s/></text:span><text:span text:style-name="T28">« le témoin indigné de la vertu offensée »</text:span><text:span text:style-name="T29"><text:s/>les élucubrations factices d’un ingénieux truqueur, — ce rôle, paraît-il, tenta Pogge, l’auteur des<text:s/></text:span><text:span text:style-name="T30">Facéties</text:span><text:span text:style-name="T31">. M. Hochart donne quelques preuves qu’on a discutées, mais non réfutées. Sans parler de la date des plus anciens manuscrits de Tacite (au commencement du<text:s/></text:span><text:span text:style-name="T32">xv</text:span><text:span text:style-name="T33">e</text:span><text:span text:style-name="T34"> siècle on n’en connaissait aucun, et ceux que l’on connut étaient d’une écriture contemporaine), il y des détails assez typiques : Ammien Marcelin est le seul auteur ancien qui avec Tacite mentionne Ninive, et Pogge est le premier à avoir eu en main un manuscrit d’Ammien Marcelin ; Tacite, qui connaissait certainement le golfe de Jaïes, n’aurait pas commis en le décrivant les grossières erreurs qui lui sont attribuées, — tandis que c’est vraisemblable de la part de Pogge qui ne le visita jamais, etc. Enfin il y a l’autorité de M. Hochart, lequel étudie spécialement les temps historiques qui sont le sujet du pseudo-Tacite.</text:span></text:p>
      <text:h text:style-name="Titre1" text:outline-level="1">Tome II, numéro 15, mars 1891</text:h>
      <text:h text:style-name="Titre2" text:outline-level="2">Échos divers et communications<text:s/>[extrait]</text:h>
      <text:p text:style-name="P35">id : article-1891-03_192</text:p>
      <text:p text:style-name="P36">author : Mercure</text:p>
      <text:p text:style-name="P37">signed : Mercure</text:p>
      <text:p text:style-name="term">section :<text:s/>Échos divers et communications</text:p>
      <text:p text:style-name="term">title :<text:s/>Échos divers et communications [extrait]</text:p>
      <text:p text:style-name="term">date :<text:s/>1891-03</text:p>
      <text:p text:style-name="term">ref :<text:s/>Tome II, numéro 15, avril 1891,<text:s/>p. 189-192 [192]</text:p>
      <text:p text:style-name="byline"><text:span text:style-name="T38">Mercure</text:span>.</text:p>
      <text:soft-page-break/>
      <text:p text:style-name="bibl">Tome II, numéro 15, avril 1891,<text:s/>p. 189-192 [192].</text:p>
      <text:p text:style-name="Corpsdetexte">[…]</text:p>
      <text:p text:style-name="Corpsdetexte">Un des meilleurs romanciers italiens, M. Ugo Valcarenghi, a récemment fondé à Milan une intéressante revue :<text:s/><text:span text:style-name="T39">Cronaca d’Arte</text:span>, qui s’occupe beaucoup du mouvement littéraire et artistique français. Notre confrère M. Ernest Vinci est chargé<text:s/>de la correspondance parisienne. — La<text:s/><text:span text:style-name="T40">Gazetta Letteraria</text:span><text:s/>(Turin) publie un article sur le<text:s/><text:span text:style-name="T41">Régime moderne</text:span>, de M. Taine.</text:p>
      <text:p text:style-name="Corpsdetexte">[…]</text:p>
      <text:h text:style-name="Titre1" text:outline-level="1">Tome II, numéro 16, avril 1891</text:h>
      <text:h text:style-name="Titre2" text:outline-level="2">Littérature italienne</text:h>
      <text:p text:style-name="term">id : article-1891-04_241</text:p>
      <text:p text:style-name="term">author :<text:s/>Gourmont, Remy de (1858-1915)</text:p>
      <text:p text:style-name="term">signed :<text:s/>R. G.</text:p>
      <text:p text:style-name="term">section :<text:s/>Littérature italienne</text:p>
      <text:p text:style-name="term">title :<text:s/>Littérature italienne</text:p>
      <text:p text:style-name="term">date :<text:s/>1891-04</text:p>
      <text:p text:style-name="term">ref :<text:s/>Tome II, numéro 16, avril 1891,<text:s/>p. 241-243</text:p>
      <text:p text:style-name="byline">R. G. [Remy de Gourmont].</text:p>
      <text:p text:style-name="bibl">Tome II, numéro 16, avril 1891,<text:s/>p. 241-243.</text:p>
      <text:h text:style-name="Titre3" text:outline-level="3"><text:span text:style-name="T42">Don Chisciottino</text:span><text:span text:style-name="T43">, par Salvatore Farina. (Milan, A. Brigola)</text:span></text:h>
      <text:p text:style-name="P44">id : article-1891-04_241a</text:p>
      <text:p text:style-name="P45">author : Gourmont, Remy de (1858-1915)</text:p>
      <text:p text:style-name="P46">signed : R. G.</text:p>
      <text:p text:style-name="P47">section : Littérature italienne</text:p>
      <text:p text:style-name="P48">title : Don Chisciottino, par Salvatore Farina. (Milan, A. Brigola)</text:p>
      <text:p text:style-name="term">date :<text:s/>1891-04</text:p>
      <text:p text:style-name="term">ref :<text:s/>Tome II, numéro 16, avril 1891,<text:s/>p. 241-242</text:p>
      <text:p text:style-name="Corpsdetexte"><text:span text:style-name="quote.c">« Ta folie est ancienne, dit l’auteur en s’adressant à son petit Don Quichotte. Déjà, quand tu allais à l’école, tes livres sous le bras, tu te croyais destiné à de grandes choses ; et la première fois que tu vis, de l’Histoire du Moyen Âge, surgir la troupe des chevaliers sans peur, amoureux de leur dame et de la justice, tu te jugeas aussitôt pareil à eux, armé, comme eux, en guerre, et comme eux sans peur et sans reproche. »</text:span><text:s/>A-t-il été obligé de rosser un de ses camarades, cet enfant prédestiné le relève et lui demande :<text:s/><text:span text:style-name="quote.c">«T’ai-je fait mal ? »</text:span><text:s/>Ces dispositions à la pitié et au sauvetage de ses contemporains s’aggravent avec l’âge. Amoureux, Don Quichottin emmène sa belle à la promenade, lui déclare à peu près ceci : « Je vous aime, mais celui qui a des droits sur vous est jaloux de moi, il pourrait vous arriver malheur… » — « Je le sais, dit Luciette, qu’importe ! » Mais l’homme timide et bon s’entête dans ses scrupules. Plus tard, il entreprend de réconcilier des ménages où la femme se<text:s/><text:soft-page-break/>contenterait de consolations effectives et tierces ; plus tard, de réhabiliter la pauvre Luciette qui a mal tourné ; déjà vieux, il s’offre<text:span text:style-name="T49"><text:s/></text:span>à rendre l’honneur, en l’épousant, à une de ses nièces victime d’un séducteur et d’un mariage nul, tout en se demandant s’il agit réellement en homme de devoir et de sacrifice, ou si c’est l’amour qui le pousse.</text:p>
      <text:p text:style-name="Corpsdetexte">Finalement, il me coûte de le dire, tant le roman est faussé par ce banal dénouement, Don Quichottin se marie. Tel est, résumé en quelques-uns de ses épisodes, le dernier livre d’un humoriste très distingué et depuis longtemps bien connu en France. L’idée seule de ce<text:s/><text:span text:style-name="T50">Don Chisciottino</text:span>,<text:s/>comme celle d’un roman antérieur,<text:s/><text:span text:style-name="T51">Monsieur Moi</text:span>,<text:span text:style-name="T52"><text:s/></text:span>montre un écrivain moins préoccupé de larmes et de rires productifs que de larges et curieuses synthèses. Il est cependant nécessaire de lui reprocher une fâcheuse timidité, une peur de choquer les pudeurs bourgeoises, des aphorismes sur le progrès que M. Bonghi suffirait à émettre, enfin un style qui tourne trop prompt au badinage attendri, ce style qui entache de snobisme les créations de Dickens. Malgré ces restrictions, que me dicte la naïve sincérité,<text:s/><text:span text:style-name="T53">Don Chisciottino</text:span><text:s/>est<text:s/>un livre d’une jolie logique, — jusqu’à la pénultième page, — d’une fine observation. Je le vois, peuplier souple et clair, émergeant de la<text:s/><text:span text:style-name="T54">selva oscura</text:span>, du<text:s/>vague taillis de la littérature cisalpine, où quelques bons bûcherons — quelques cognées critiques — attendent patients la croissance et la poussée d’un tas de baliveaux nains, — et c’est très beau qu’il nous vienne un tel livre d’Italie : il n’en vient pas souvent.</text:p>
      <text:h text:style-name="Titre3" text:outline-level="3">Les dernières revues italiennes</text:h>
      <text:p text:style-name="term">id : article-1891-04_242</text:p>
      <text:p text:style-name="P55">author : Gourmont, Remy de (1858-1915)</text:p>
      <text:p text:style-name="P56">signed : R. G.</text:p>
      <text:p text:style-name="term">section :<text:s/>Littérature italienne</text:p>
      <text:p text:style-name="term">title :<text:s/>Les dernières revues italiennes</text:p>
      <text:p text:style-name="term">date :<text:s/>1891-04</text:p>
      <text:p text:style-name="term">ref :<text:s/>Tome II, numéro 16, avril 1891,<text:s/>p. 242-243</text:p>
      <text:p text:style-name="Corpsdetexte">À noter, dans la<text:s/><text:span text:style-name="T57">Gazzetta letteraria</text:span><text:span text:style-name="T58">,<text:s/></text:span>de Turin :<text:s/>une curieuse étude de M. Adolfo Zerboglio sur les fous de bibliothèques<text:s/><text:span text:style-name="T59">(</text:span><text:span text:style-name="T60">I Mattoidi in biblioteca),<text:s/></text:span><text:span text:style-name="T61">ces maniaques du livre, compilateurs sans but, copistes par dilettantisme, etc. (n</text:span><text:span text:style-name="T62">o</text:span><text:span text:style-name="T63"><text:s/>du 21 février). — </text:span><text:span text:style-name="T64">Le n</text:span><text:span text:style-name="T65">o</text:span><text:span text:style-name="T66"><text:s/>suivant (28 </text:span><text:span text:style-name="T67">février) donne la conclusio</text:span><text:span text:style-name="T68">n de la très solide étude de M. </text:span><text:span text:style-name="T69">Rodolfo Renier :<text:s/></text:span><text:span text:style-name="T70">Pour l’histoire des arts et du dessin</text:span><text:span text:style-name="T71">. — </text:span><text:span text:style-name="T72">Toujours intéressante, la<text:s/></text:span><text:span text:style-name="T73">Letteraria</text:span><text:span text:style-name="T74"><text:s/>se complète par une bibliographie étendue, revue de lecture et instrument de travail. Dans la<text:s/></text:span><text:span text:style-name="T75">Cronaca d’arte</text:span><text:span text:style-name="T76">,<text:s/></text:span><text:span text:style-name="T77">de Milan (22 </text:span><text:span text:style-name="T78">février), en citation ces deux vers récemment déchiffrés dans les manuscrits de Léonard de Vinci :</text:span></text:p>
      <text:p text:style-name="P79">Sichome. vna. giornata. bene. spesa. dallieto. dormire.</text:p>
      <text:p text:style-name="P80">Cosi. vna. vita. bene. vsata. da. lieto. morire.</text:p>
      <text:soft-page-break/>
      <text:p text:style-name="quote">(Comme une journée bien se passe au doux dormir, ainsi une vie bien se consume au doux mourir.)</text:p>
      <text:p text:style-name="Corpsdetexte">La<text:s/><text:span text:style-name="T81">Critica sociale</text:span><text:span text:style-name="T82"><text:s/></text:span>(Milan) nous convie à un socialisme « scientifique et positif ». Articles sérieux et bien renseignés.</text:p>
      <text:h text:style-name="Titre1" text:outline-level="1">Tome II, numéro 17, mai 1891</text:h>
      <text:h text:style-name="Titre2" text:outline-level="2">Malveillance [extrait]<text:span text:style-name="Appelnotedebasdep."><text:note text:note-class="footnote" text:id="_ftn1"><text:note-citation>2</text:note-citation><text:note-body><text:p text:style-name="Notedebasdepage"><text:s/>[NdE] À propos de Remy de Gourmont, « Le Joujou Patriotisme »,<text:s/><text:span text:style-name="T83">Mercure de France</text:span>, tome II, numéro 16, avril 1891, p. 193-198.</text:p></text:note-body></text:note></text:span></text:h>
      <text:p text:style-name="P84">id : article-1891-05_264</text:p>
      <text:p text:style-name="P85">author : Vallette, Alfred (1858-1935)</text:p>
      <text:p text:style-name="P86">signed : Alfred Vallette</text:p>
      <text:p text:style-name="P87">section : none</text:p>
      <text:p text:style-name="P88">title : Malveillance [extrait]</text:p>
      <text:p text:style-name="P89">date : 1891-05</text:p>
      <text:p text:style-name="P90">ref : Tome II, numéro 17, mai 1891, p. 261-268 [264]</text:p>
      <text:p text:style-name="byline"><text:span text:style-name="T91">Alfred Vallette</text:span><text:span text:style-name="T92">.</text:span></text:p>
      <text:p text:style-name="P93">Tome II, numéro 17, mai 1891, p. 261-268 [264].</text:p>
      <text:p text:style-name="Corpsdetexte">[…] Parlerai-je enfin de la<text:s/><text:span text:style-name="T94">Critica sociale</text:span>, de Milan, qui s’empoigne avec l’idée de patrie et l’appelle<text:s/><text:span text:style-name="quote.c">« la carcasse d’un idéal putréfié »</text:span><text:span text:style-name="T95"><text:s/></text:span><text:span text:style-name="T96"><text:note text:note-class="footnote" text:id="_ftn2"><text:note-citation>3</text:note-citation><text:note-body><text:p text:style-name="Notedebasdepage"><text:s/>Voir aussi<text:s/><text:span text:style-name="T97">L’Égalité</text:span><text:s/>du 7 avril (A. Hamon).</text:p></text:note-body></text:note></text:span>.</text:p>
      <text:p text:style-name="Corpsdetexte">[…]</text:p>
      <text:h text:style-name="Titre2" text:outline-level="2">Littérature italienne</text:h>
      <text:p text:style-name="term">id : article-1891-05_307</text:p>
      <text:p text:style-name="term">author :<text:s/>Gourmont, Remy de (1858-1915)</text:p>
      <text:p text:style-name="term">signed :<text:s/>R. G.</text:p>
      <text:p text:style-name="term">section :<text:s/>Littérature italienne</text:p>
      <text:p text:style-name="term">title :<text:s/>Littérature italienne</text:p>
      <text:p text:style-name="term">date :<text:s/>1891-05</text:p>
      <text:p text:style-name="term">ref :<text:s/>Tome II, numéro 17, mai 1891, p. 307</text:p>
      <text:p text:style-name="byline">R. G. [Remy de Gourmont].</text:p>
      <text:p text:style-name="P98">Tome II, numéro 17, mai 1891, p. 307.</text:p>
      <text:h text:style-name="Titre3" text:outline-level="3">Revues</text:h>
      <text:p text:style-name="term">id : article-1891-05_307a</text:p>
      <text:p text:style-name="term">author :<text:s/>Gourmont, Remy de (1858-1915)</text:p>
      <text:p text:style-name="term">signed :<text:s/>R. G.</text:p>
      <text:p text:style-name="term">section :<text:s/>Littérature italienne</text:p>
      <text:p text:style-name="term">title :<text:s/>Revues</text:p>
      <text:p text:style-name="term">date :<text:s/>1891-05</text:p>
      <text:p text:style-name="term">ref :<text:s/>Tome II, numéro 17, mai 1891, p. 307</text:p>
      <text:p text:style-name="Corpsdetexte"><text:span text:style-name="T99">Gazetta letteraria</text:span> : Notice sur Théodore de<text:s/>Banville, par Federico Musso, — meilleure et<text:s/><text:soft-page-break/>mieux renseignée que la plupart de celles que nous lûmes en des journaux français (21mars). — Étude sur l’<text:span text:style-name="T100">Argent<text:s/></text:span>de M. Zola, par Giuseppe Depanis : le critique prend à ce livre un intérêt qui nous étonne ; il suffirait peut-être de constater l’étiage du tirage pour épuiser l’esthétique afférente au sujet (28 mars).</text:p>
      <text:p text:style-name="Corpsdetexte"><text:span text:style-name="T101">Cronaca d’Arte</text:span> : Curieuses notes de Giuseppe Robiati sur un romancier italien, tout à fait inconnu, Ottone di Banzole. Cet écrivain, dans ses trois livres,<text:s/><text:span text:style-name="T102">Al di là</text:span>,<text:s/><text:span text:style-name="T103">No</text:span><text:span text:style-name="T104">,<text:s/></text:span><text:span text:style-name="T105">Quartello</text:span>, apparaît tel qu’un romantique décadent, s’inspirant de Leopardi, de Baudelaire, de Schopenhauer, assez indépendant pour avoir écrit :<text:s/><text:span text:style-name="quote.c">« À dire vrai, je n’ai jamais senti ni compris l’amour de la patrie »</text:span> ; dans un autre roman, tout de jeunesse,<text:s/><text:span text:style-name="T106">Memorie inutili</text:span>, il avait analysé les plus étranges observations de l’amour,<text:s/>en un mélange, dit M. Robiati, de Stendhal et de De Sade. Nulle critique ne parla jamais des livres de Banzole : cependant ils ont été achetés et lus, puisqu’épuisés en librairie (15 mars).</text:p>
      <text:p text:style-name="Corpsdetexte"><text:span text:style-name="T107">La Critica sociale</text:span>, toujours intéressante, mais sur des sujets où nous ne pouvons la suivre en détail, nous a fait l’honneur de traduire presque intégralement, en y joignant des<text:s/>commentaires sans équivoque, « Le joujou Patriotisme ». La traduction est élégante et d’une langue très fine. Cette expression italienne m’amusa beaucoup : pour dire : Va-t’en te promener :<text:s/>« <text:span text:style-name="T108">Vatti un po’ ad ungere</text:span> », — va te faire<text:s/><text:span text:style-name="T109">oindre</text:span>, — gavrochement, en français :<text:s/>« Va te faire couper les cheveux ! <text:span text:style-name="T110">»</text:span></text:p>
      <text:h text:style-name="P111" text:outline-level="3">[N.-B.]</text:h>
      <text:p text:style-name="P112">id : article-1891-05_307b</text:p>
      <text:p text:style-name="P113">author : Gourmont, Remy de (1858-1915)</text:p>
      <text:p text:style-name="P114">signed : R. G.</text:p>
      <text:p text:style-name="term">section :<text:s/>Littérature italienne</text:p>
      <text:p text:style-name="term">title :<text:s/>[N.-B.]</text:p>
      <text:p text:style-name="P115">date : 1891-05</text:p>
      <text:p text:style-name="P116">ref : Tome II, numéro 17, mai 1891, p. 307</text:p>
      <text:p text:style-name="Corpsdetexte"><text:span text:style-name="T117">M </text:span><text:span text:style-name="T118">Antonio Zaccaria<text:s/></text:span><text:span text:style-name="T119">vient de faire paraître à Faenza une<text:s/></text:span><text:span text:style-name="T120">brochure</text:span><text:span text:style-name="T121"><text:s/>In Memoria di sua altezza reale il principe Amedeo di Savoia, duca d’Aosta</text:span><text:span text:style-name="T122">.</text:span></text:p>
      <text:h text:style-name="Titre1" text:outline-level="1">Tome III, numéro 19, juillet 1891</text:h>
      <text:h text:style-name="Titre2" text:outline-level="2">Littérature italienne</text:h>
      <text:p text:style-name="term">id : article-1891-07_057</text:p>
      <text:p text:style-name="term">author :<text:s/>Gourmont, Remy de (1858-1915)</text:p>
      <text:p text:style-name="term">signed :<text:s/>R. G.</text:p>
      <text:p text:style-name="term">section :<text:s/>Littérature italienne</text:p>
      <text:p text:style-name="term">title :<text:s/>Littérature italienne</text:p>
      <text:soft-page-break/>
      <text:p text:style-name="term">date :<text:s/>1891-07</text:p>
      <text:p text:style-name="term">ref :<text:s/>Tome III, numéro 19, juillet 1891, p. 57-59</text:p>
      <text:p text:style-name="byline">R. G. [Remy de Gourmont].</text:p>
      <text:p text:style-name="bibl">Tome III, numéro 19, juillet 1891, p. 57-59.</text:p>
      <text:h text:style-name="Titre3" text:outline-level="3">Les Livres</text:h>
      <text:p text:style-name="term">id : article-1891-07_057a</text:p>
      <text:p text:style-name="term">author :<text:s/>Gourmont, Remy de (1858-1915)</text:p>
      <text:p text:style-name="term">signed :<text:s/>R. G.</text:p>
      <text:p text:style-name="term">section :<text:s/>Littérature italienne</text:p>
      <text:p text:style-name="term">title :<text:s/>Les Livres</text:p>
      <text:p text:style-name="term">date :<text:s/>1891-07</text:p>
      <text:p text:style-name="term">ref :<text:s/>Tome III, numéro 19, juillet 1891, p. 57-58</text:p>
      <text:p text:style-name="Corpsdetexte">G. Pipitone-Federico,<text:s/><text:span text:style-name="T123">Note di letteratura contemporanea</text:span><text:s/>(Palerme, G. Pédone-Lauriel), études sur les Parnassiens, les Décadents, Sully-Prudhomme, etc.</text:p>
      <text:p text:style-name="Corpsdetexte"><text:span text:style-name="T124">Giovanna Ruta,</text:span><text:span text:style-name="T125"><text:s/></text:span><text:span text:style-name="T126">par A.-S. Novano (Turin, L. </text:span><text:span text:style-name="T127">Roux), roman, un peu à la Verga, où il y a de réelles promesses de talent.</text:span></text:p>
      <text:p text:style-name="Corpsdetexte"><text:span text:style-name="T128">Nuovi Canti</text:span><text:span text:style-name="T129">, de Giovanni Marradi (Milan, Treves) : ce sont des contemplations et des élévations à propos de paysages. La forme en est très pure, un peu monotone, pas très originale. On pense invinciblement à Lamartine : poésie d’hier.</text:span></text:p>
      <text:p text:style-name="Corpsdetexte"><text:span text:style-name="T130">L’Amante,</text:span><text:span text:style-name="T131"><text:s/>par Adolfo Maspes (Milan, Galli), roman sen</text:span><text:span text:style-name="T132">timental très recommandé par M. </text:span><text:span text:style-name="T133">Valcarenghi (</text:span><text:span text:style-name="T134">Cronaca</text:span><text:span text:style-name="T135">, 10 </text:span><text:span text:style-name="T136">mai).</text:span></text:p>
      <text:p text:style-name="Corpsdetexte"><text:span text:style-name="T137">L’Illusione</text:span><text:span text:style-name="T138">, par F. de </text:span><text:span text:style-name="T139">Roberto (Milan, Galli), roman d’un naturalisme modéré ; procédés de Flaubert.</text:span></text:p>
      <text:h text:style-name="Titre3" text:outline-level="3">Les Théâtres</text:h>
      <text:p text:style-name="term">id : article-1891-07_058a</text:p>
      <text:p text:style-name="term">author :<text:s/>Gourmont, Remy de (1858-1915)</text:p>
      <text:p text:style-name="term">signed :<text:s/>R. G.</text:p>
      <text:p text:style-name="term">section :<text:s/>Littérature italienne</text:p>
      <text:p text:style-name="term">title :<text:s/>Les Théâtres</text:p>
      <text:p text:style-name="term">date :<text:s/>1891-07</text:p>
      <text:p text:style-name="term">ref :<text:s/>Tome II, numéro 19, juillet 1891, p. 58</text:p>
      <text:p text:style-name="Corpsdetexte"><text:span text:style-name="T140">La Signora di Challant</text:span><text:span text:style-name="T141">, drame, par Giuseppe Giacosa.<text:s/></text:span>Écrit pour Sarah Bernhardt, qui devait le jouer en français, et pour M<text:span text:style-name="T142">lle</text:span> Duse, qui devait le jouer en italien, ce drame est toujours inédit et l’auteur vient d’en donner quelques lectures publiques. Le thème de la<text:s/><text:span text:style-name="T143">Dame de Challant</text:span><text:s/>est emprunté à la quatrième nouvelle de Bandello : c’est l’histoire de cette Bianca Maria, veuve d’Hermès Visconti, puis femme de René, comte de Challant, qui chercha à faire assassiner ses amants l’un par l’autre, ne réussit qu’à moitié et fut « justiciée ». G. Depanis dans la<text:s/><text:span text:style-name="T144">Gazzetta</text:span><text:s/>déclare que c’est<text:s/><text:span text:style-name="quote.c">« une vigoureuse œuvre d’art et d’</text:span><text:span text:style-name="quote.c">art profondément<text:s/></text:span><text:soft-page-break/><text:span text:style-name="quote.c">humain </text:span><text:span text:style-name="quote.c">»</text:span> ;<text:s/>I. Furlani, dans la<text:s/><text:span text:style-name="T145">Cronaca</text:span>, estime qu’il n’était peut-être pas bien urgent de mettre cette anecdote en dialogues, fussent-ils des plus dramatiques, et que les nouvelles de Bandello sont parfaites, — mais dans Bandello. À propos de cette pièce, polémique dans la<text:s/><text:span text:style-name="T146">Gazzetta</text:span><text:s/>entre G. Depanis, qui ne croit pas à l’avenir littéraire du théâtre, et Domenico Lanza, pour lequel un renouvellement de l’art dramatique est possible et même certain.</text:p>
      <text:h text:style-name="Titre3" text:outline-level="3">Les Revues</text:h>
      <text:p text:style-name="term">id : article-1891-07_058b</text:p>
      <text:p text:style-name="term">author :<text:s/>Gourmont, Remy de (1858-1915)</text:p>
      <text:p text:style-name="term">signed :<text:s/>R. G.</text:p>
      <text:p text:style-name="term">section :<text:s/>Littérature italienne</text:p>
      <text:p text:style-name="term">title :<text:s/>Les Revues</text:p>
      <text:p text:style-name="term">date :<text:s/>1891-07</text:p>
      <text:p text:style-name="term">ref :<text:s/>Tome III, numéro 19, juillet 1891, p. 58-59</text:p>
      <text:p text:style-name="Corpsdetexte"><text:span text:style-name="T147">Gazzetta Letteraria</text:span> :<text:s/>de beaux vers de L.-G. Mambrini, trois<text:s/><text:span text:style-name="T148">Sonnets en mineur</text:span><text:s/>de grande allure :<text:s/><text:span text:style-name="quote.c">« Oh</text:span><text:span text:style-name="quote.c"> !</text:span><text:span text:style-name="quote.c"><text:s/>illusion de justice, oh</text:span><text:span text:style-name="quote.c"> !</text:span><text:span text:style-name="quote.c"><text:s/>immenses délires d’amour, oh</text:span><text:span text:style-name="quote.c"> !</text:span><text:span text:style-name="quote.c"><text:s/>passions en Dieu, oh</text:span><text:span text:style-name="quote.c"> !</text:span><text:span text:style-name="quote.c"><text:s/>ondes d’encens en vain consumées, pourquoi vous consacrer mon désir… — Si vous non plus vous ne pouvez apaiser mon âme ? »</text:span><text:s/>(25 avril.)</text:p>
      <text:p text:style-name="Corpsdetexte">M. Depanis analyse, avec bien de la perspicacité,<text:s/><text:span text:style-name="T149">Là-Bas</text:span>, de Huysmans, et non seulement rédige sur le livre d’intéressantes remarques, mais juge l’auteur avec esprit :<text:s/><text:span text:style-name="quote.c">« Naturaliste byzantin et décadent »</text:span>, — ce n’est pas sot. Après avoir jeté à l’eau M. Péladan et son<text:s/><text:span text:style-name="T150">Androgyne</text:span>, il reconnaît l’originalité des nouvelles contenues dans le<text:s/><text:span text:style-name="T151">Sonyeuse</text:span><text:s/>de Lorrain, s’effare un peu d’y rencontrer des types<text:s/><text:span text:style-name="T152">mostruosi</text:span>, n’est pas fâché, en sortant de ces deux livres, « de jouir de sourires et qui ne sont pas sur des lèvres de succubes ou de lamies » (9 mai). — Notes de M. Pica sur les représentations de<text:s/><text:span text:style-name="T153">l’</text:span><text:span text:style-name="T154">Intruse</text:span><text:s/>et de<text:s/><text:span text:style-name="T155">Un m</text:span><text:span text:style-name="T156">âle</text:span><text:s/>(6 juin).</text:p>
      <text:p text:style-name="Corpsdetexte"><text:span text:style-name="T157">Cronaca d’Arte.</text:span><text:s/>— Encore des vers et exquis de Enrico Panzacchi : Une petite ville, le soir ; une fenêtre où se colle le front d’une femme qui rêve, ou prie...</text:p>
      <text:p text:style-name="quote">« Es-tu celle qui demande la paix nocturne aux ombres descendantes ?</text:p>
      <text:p text:style-name="P158">…                                 Sei tu</text:p>
      <text:p text:style-name="P159">Che preghi una notte pacata</text:p>
      <text:p text:style-name="quote.l"><text:span text:style-name="T160">All’ombre che vengono giù</text:span><text:span text:style-name="T161"> </text:span><text:span text:style-name="T162">?</text:span></text:p>
      <text:p text:style-name="quote">« … Es-tu celle qui aspire à plus d’intensité de vie, qui évoque la danse des Heures vers son ultime jeunesse, et qui demande une nuit d’amour aux ombres descendantes ?</text:p>
      <text:p text:style-name="P163">E chiami la danza dell’Ore.</text:p>
      <text:soft-page-break/>
      <text:p text:style-name="P164">Sull’ultima tua gioventù,</text:p>
      <text:p text:style-name="P165">E preghi una notte d’amore</text:p>
      <text:p text:style-name="quote.l"><text:span text:style-name="T166">All’ombre che vengono giù ?</text:span> </text:p>
      <text:p text:style-name="Corpsdetexte">M. Enrico Vidali analyse l’enquête Huret et fait preuve d’une amusante inconnaissance de la littérature française contemporaine. Sur Verlaine :<text:s/><text:span text:style-name="quote.c">« Le frère de Plaches (?), de Murger, de Vallès, le lettré du café François I</text:span><text:span text:style-name="T167">er</text:span><text:span text:style-name="quote.c">…</text:span><text:span text:style-name="quote.c"> </text:span><text:span text:style-name="quote.c">»</text:span><text:span text:style-name="T168"><text:s/>(31 </text:span><text:span text:style-name="T169">mai).</text:span></text:p>
      <text:p text:style-name="Corpsdetexte"><text:span text:style-name="T170">Critica sociale</text:span><text:span text:style-name="T171"> :</text:span><text:s/>À lire les deux articles de M. Turati sur les Anarchistes (10 et 31 mai).</text:p>
      <text:h text:style-name="Titre1" text:outline-level="1">Tome III, numéro 21, septembre 1891</text:h>
      <text:h text:style-name="Titre2" text:outline-level="2">[Sonnets inédits de Carducci et Mazzoni]</text:h>
      <text:p text:style-name="term">id : article-1891-09_134</text:p>
      <text:p text:style-name="term">author :<text:s/>Gourmont, Remy de (1858-1915). Éditeur scientifique</text:p>
      <text:p text:style-name="P172">author :<text:s/>Carducci, Giosuè (1835-1906)</text:p>
      <text:p text:style-name="P173">author : Mazzoni, Guido (1859-1943)</text:p>
      <text:p text:style-name="P174">signed : R. G.</text:p>
      <text:p text:style-name="P175">signed : Giosuè Carducci</text:p>
      <text:p text:style-name="term">signed : Guido Mazzoni</text:p>
      <text:p text:style-name="term">section :<text:s/>none</text:p>
      <text:p text:style-name="term">title :<text:s/>[Sonnets inédits de Carducci et Mazzoni]</text:p>
      <text:p text:style-name="term">date :<text:s/>1891-09</text:p>
      <text:p text:style-name="term">ref :<text:s/>Tome III, numéro 21, septembre 1891, p. 134-137</text:p>
      <text:p text:style-name="bibl">Tome III, numéro 21, septembre 1891, p. 134-137.</text:p>
      <text:h text:style-name="Titre3" text:outline-level="3">[Présentation]</text:h>
      <text:p text:style-name="term">id : article-1891-09_134a</text:p>
      <text:p text:style-name="term">author :<text:s/>Gourmont, Remy de (1858-1915). Éditeur scientifique</text:p>
      <text:p text:style-name="term">signed : R. G.</text:p>
      <text:p text:style-name="term">section :<text:s/>none</text:p>
      <text:p text:style-name="term">title :<text:s/>[Présentation]</text:p>
      <text:p text:style-name="term">date :<text:s/>1891-09</text:p>
      <text:p text:style-name="term">ref :<text:s/>Tome III, numéro 21, septembre 1891, p. 134-136</text:p>
      <text:p text:style-name="byline">R. G. [Remy de Gourmont]</text:p>
      <text:p text:style-name="Corpsdetexte">Nous inaugurons, en ce fascicule, la publication d’œuvres inédites, texte et traduction, des principaux poètes étrangers contemporains : elles seront, chaque fois, accompagnées d’une brève notice.</text:p>
      <text:p text:style-name="Corpsdetexte">M. Carducci, aujourd’hui âgé de cinquante-cinq ans ; Pisan d’origine, Bolonais par adoption, est le plus remarquable poète de l’Italie contemporaine. Sa célébrité date de son<text:s/><text:span text:style-name="T176">Hymne à Satan</text:span>, et, après plusieurs recueils, les<text:s/><text:span text:style-name="T177">Odes barbares</text:span><text:s/>la consolidèrent singulièrement. Républicain (en ce temps-là), antiromantique, c’est dire, en Italie,<text:s/><text:soft-page-break/>anticatholique, il avait voulu se séparer de l’école de Manzoni, non pas seulement par les idées, mais par la métrique elle-même : répudiant les rythmes traditionnels, il imagina de faire revivre en italien le système compliqué de la versification latine. La langue italienne, très accentuée, lui permit de réussir relativement ; mais, en ces dernières années, il est revenu au vers syllabique, comprenant peut-être qu’au lieu de réclamer des règles nouvelles, la versification tend, au contraire, à s’affranchir de<text:s/>toutes les règles qui ne sont pas purement musicales. Les lecteurs du<text:s/><text:span text:style-name="T178">Mercure</text:span><text:s/>savent que dans la<text:s/><text:span text:style-name="T179">La Néva</text:span><text:s/>notre ami Louis Dumur a tenté, lui aussi, non tout à fait sans succès, un système analogue, — et même plus original. — Carducci et son école, ce n’est pas toute la poésie actuelle en Italie, mais les<text:s/><text:span text:style-name="T180">Barbares</text:span><text:s/>tiennent une grande place ; les plus connus sont : D’Annunzio, Marradi, Ferrari, Olindo Guerrini, Giuseppe Chiarini, et Guido Mazzoni,<text:s/>dont nous donnons un sonnet. — Ni ce sonnet ni celui de Carducci ne sont<text:s/><text:span text:style-name="T181">barbares</text:span><text:span text:style-name="T182">.</text:span></text:p>
      <text:h text:style-name="Titre3" text:outline-level="3">A C. C. / À C. C.</text:h>
      <text:p text:style-name="term">id : article-1891-09_134b</text:p>
      <text:p text:style-name="P183">author : Carducci, Giosuè (1835-1906)</text:p>
      <text:p text:style-name="P184">signed : Giosuè Carducci</text:p>
      <text:p text:style-name="P185">section : none</text:p>
      <text:p text:style-name="P186">title : A C. C. / À C. C.</text:p>
      <text:p text:style-name="P187">date : 1891-09</text:p>
      <text:p text:style-name="P188">ref : Tome III, numéro 21, septembre 1891, p. 134-136</text:p>
      <text:p text:style-name="byline"><text:span text:style-name="T189">Giosuè Carducci</text:span><text:span text:style-name="T190">.</text:span></text:p>
      <text:p text:style-name="label"><text:span text:style-name="T191">A</text:span><text:span text:style-name="T192"><text:s/></text:span><text:span text:style-name="T193">C. </text:span><text:span text:style-name="T194">C.</text:span><text:span text:style-name="T195"><text:s/></text:span><text:span text:style-name="T196"><text:line-break/>Inviandogli un esemplare delle opere di Byron</text:span></text:p>
      <text:p text:style-name="P197">Carlo, su’l risonante adriaco lido</text:p>
      <text:p text:style-name="P198">A te ne viene Aroldo il bel cantore,</text:p>
      <text:p text:style-name="P199">Non qual ei drappeggio con riso infido<text:s/></text:p>
      <text:p text:style-name="P200">Nel mantello di pari il suo dolore,</text:p>
      <text:p text:style-name="P201">*</text:p>
      <text:p text:style-name="P202">Ma qual di fè raggiante e di valore</text:p>
      <text:p text:style-name="P203">Surse d’un popol combattente al grido,</text:p>
      <text:p text:style-name="P204">Quando penso raddur d’Alceo col cuore</text:p>
      <text:p text:style-name="P205">L’aquila d’Alessandro al greco nido.</text:p>
      <text:p text:style-name="P206">*</text:p>
      <text:p text:style-name="P207">Quanti per quella bianca anglica fronte</text:p>
      <text:p text:style-name="P208">Sogni passar di gloria !<text:s/>Da l’Egeo</text:p>
      <text:p text:style-name="P209">Sorridevan le sparse isole belle.</text:p>
      <text:p text:style-name="P210">*</text:p>
      <text:soft-page-break/>
      <text:p text:style-name="P211">Ahi, la Parca volo. Di monte in monte</text:p>
      <text:p text:style-name="P212">Pianse la lira de l’antico Orfeo</text:p>
      <text:p text:style-name="P213">E tramontan in buio mar le stelle.</text:p>
      <text:p text:style-name="label"><text:bookmark-start text:name="bookmark14"/><text:bookmark-end text:name="bookmark14"/><text:span text:style-name="T214">À C. </text:span><text:span text:style-name="T215">C.</text:span><text:span text:style-name="T216"><text:s/></text:span><text:span text:style-name="T217"><text:line-break/></text:span>En lui envoyant les œuvres de Byron</text:p>
      <text:p text:style-name="l">Charles, sur la résonnante rive adriatique,</text:p>
      <text:p text:style-name="l">Vers toi vient Harold le beau chanteur,</text:p>
      <text:p text:style-name="l">Non tel que drapant, avec un rire illusoire,</text:p>
      <text:p text:style-name="l">Sa douleur en le manteau des pairs,</text:p>
      <text:p text:style-name="ab">*</text:p>
      <text:p text:style-name="l">Mais tel que, rayonnant de foi et de courage,</text:p>
      <text:p text:style-name="l">Il surgit aux cris d’un peuple combattant,</text:p>
      <text:p text:style-name="l">Quand il voulut ramener, avec son cœur d’Alcée,</text:p>
      <text:p text:style-name="l">L’aigle d’Alexandre au nid grec.</text:p>
      <text:p text:style-name="ab">*</text:p>
      <text:p text:style-name="l">Oh !<text:s/>sous ce blanc front anglais</text:p>
      <text:p text:style-name="l">Que de songes de gloire passèrent !<text:s/>Sur l’Égée</text:p>
      <text:p text:style-name="l">Souriaient les belles îles épandues.</text:p>
      <text:p text:style-name="ab">*</text:p>
      <text:p text:style-name="l">Ah !<text:s/>la Parque prit son vol. De montagne en montagne</text:p>
      <text:p text:style-name="l">Pleura la lyre du vieil Orphée</text:p>
      <text:p text:style-name="l">Et se couchèrent en la noire mer les étoiles.</text:p>
      <text:h text:style-name="P218" text:outline-level="3">Sul laghetto di Arqua / Au lac d’Arqua</text:h>
      <text:p text:style-name="P219">id : article-1891-09_136</text:p>
      <text:p text:style-name="P220">author : Mazzoni, Guido (1859-1943)</text:p>
      <text:p text:style-name="P221">signed : Guido Mazzoni</text:p>
      <text:p text:style-name="P222">section : none</text:p>
      <text:p text:style-name="P223">title : Sul laghetto di Arqua / Au lac d’Arqua</text:p>
      <text:p text:style-name="term">date :<text:s/>1891-09</text:p>
      <text:p text:style-name="term">ref :<text:s/>Tome III, numéro 21, septembre 1891, p. 136-137</text:p>
      <text:p text:style-name="bibl">Tome III, numéro 21, septembre 1891, p. 134-137.</text:p>
      <text:p text:style-name="byline"><text:span text:style-name="T224">Guido Mazzoni</text:span><text:span text:style-name="T225">.</text:span></text:p>
      <text:p text:style-name="P226">Sul laghetto di Arqua</text:p>
      <text:p text:style-name="P227">Sul laghetto di Arquà (cannucce integre</text:p>
      <text:p text:style-name="P228">Gli fan cintura e trepidanti pioppi),</text:p>
      <text:p text:style-name="P229">Secure da le reti e da gli schioppi,</text:p>
      <text:p text:style-name="P230">Pispole, capinere e cingallegre</text:p>
      <text:p text:style-name="P231">*</text:p>
      <text:soft-page-break/>
      <text:p text:style-name="l"><text:span text:style-name="T232">Cinguettan quanto è il d</text:span><text:span text:style-name="T233">ì</text:span><text:span text:style-name="T234"> ; ma se le negre</text:span></text:p>
      <text:p text:style-name="P235">Ombre sgombrano il ciel, par che si addoppi</text:p>
      <text:p text:style-name="P236">La gioia di lor vita, e suonan scoppi</text:p>
      <text:p text:style-name="P237">Gai di trilli e un frullar d’ale allegre.</text:p>
      <text:p text:style-name="P238">*</text:p>
      <text:p text:style-name="P239">Spesso scendea giù pe’ sentieri molli</text:p>
      <text:p text:style-name="P240">Esso il Petrarca, e qui si assise e tacque</text:p>
      <text:p text:style-name="P241">A udir del santo suo la voce acerba.</text:p>
      <text:p text:style-name="P242">*</text:p>
      <text:p text:style-name="P243">Ahi, con sospiri ei videva altre acque</text:p>
      <text:p text:style-name="P244">Nel memoro pensiero ed altri colli !</text:p>
      <text:p text:style-name="P245">E aperto il libro gli sfuggia su l’erba.</text:p>
      <text:p text:style-name="label"><text:bookmark-start text:name="bookmark16"/><text:bookmark-end text:name="bookmark16"/>Au lac d’Arqua</text:p>
      <text:p text:style-name="l">Au lac d’Arqua (des roseaux levés droits</text:p>
      <text:p text:style-name="l">Lui font une ceinture, et des tremblants peupliers),</text:p>
      <text:p text:style-name="l">À l’abri des rets et des fusils</text:p>
      <text:p text:style-name="l">Les farlouses, les têtes-noires et les mésanges</text:p>
      <text:p text:style-name="l"/>
      <text:p text:style-name="l">Gringotent toute la journée ; mais quand les noires</text:p>
      <text:p text:style-name="l">Ombres déménagent du ciel il semble que se double</text:p>
      <text:p text:style-name="l">La joie de leur vie, et sonnent des éclats</text:p>
      <text:p text:style-name="l">Gais de trilles et un frou-frou d’ailes allègres.</text:p>
      <text:p text:style-name="l"/>
      <text:p text:style-name="l">Souvent descendait là par les sentiers humides</text:p>
      <text:p text:style-name="l">Pétrarque, et là il s’asseyait et se taisait</text:p>
      <text:p text:style-name="l">À écouter son saint à la voix acerbe.</text:p>
      <text:p text:style-name="l"/>
      <text:p text:style-name="l">Ah !<text:s/>regrets !<text:s/>il revoyait les eaux de jadis</text:p>
      <text:p text:style-name="l">En son inoublieuse pensée et les collines de jadis !</text:p>
      <text:p text:style-name="l">Et le livre ouvert de ses mains tombait sur l’herbe.</text:p>
      <text:h text:style-name="Titre2" text:outline-level="2">Journaux et revues [extrait]</text:h>
      <text:p text:style-name="term">id : article-1891-09_187</text:p>
      <text:p text:style-name="P246">author : Gourmont, Remy de (1858-1915)</text:p>
      <text:p text:style-name="P247">signed : R. G.</text:p>
      <text:p text:style-name="term">section :<text:s/>Journaux et revues</text:p>
      <text:p text:style-name="term">title :<text:s/>Journaux et revues [extrait]</text:p>
      <text:p text:style-name="term">date :<text:s/>1891-07</text:p>
      <text:p text:style-name="term">ref :<text:s/>Tome III, numéro 21, septembre 1891, p. 187-188</text:p>
      <text:p text:style-name="byline">R. G. [Remy de Gourmont].</text:p>
      <text:p text:style-name="bibl">Tome III, numéro 21, septembre 1891, p. 187-188.</text:p>
      <text:p text:style-name="Corpsdetexte"><text:span text:style-name="T248">Gazzetta Letteraria<text:s/></text:span>(Turin). — Noté dans les derniers numéros :<text:s/><text:span text:style-name="T249">Il Padre Curci e la letteratura gesuitica</text:span>, par Giovanni Faldella ; une analyse (un peu à côté) de<text:s/><text:span text:style-name="T250">À<text:s/></text:span><text:span text:style-name="T251">l’</text:span><text:span text:style-name="T252">Écart</text:span>, de<text:s/><text:soft-page-break/>Minhar et Vallette, par Giuseppe Depanis ;<text:s/><text:span text:style-name="T253">Talento e Personalità</text:span>, par Bruno Sperani : l’auteur n’est pas dupe du ridicule aphorisme souvent, à cette heure, proféré, que la littérature actuelle se caractérise par « trop de talent !» — et il distingue soigneusement la<text:s/><text:span text:style-name="T254">personnalité</text:span>, qui est l’essence du<text:s/><text:span text:style-name="T255">talent</text:span>, et la faculté d’assimilation, qui en est la singerie, en ajoutant que la<text:s/><text:span text:style-name="T256">personnalité</text:span><text:s/>a besoin d’être rigoureusement disciplinée.</text:p>
      <text:p text:style-name="Corpsdetexte"><text:span text:style-name="T257">Cronaca d’Arte<text:s/></text:span>(Milan). — Une étude sur<text:s/><text:span text:style-name="T258">Le Vierge<text:s/></text:span>d’Alfred Vallette ; curieuses notes d’Enrico Morselli à propos de la célèbre attirance qu’exercent les concours académiques et autres sur les demi-fous (les mattoïdes), ceux que l’auteur appelle<text:s/><text:span text:style-name="quote.c">« </text:span><text:span text:style-name="T259">i masturbatori della filosofia,<text:s/></text:span><text:span text:style-name="T260">me</text:span><text:span text:style-name="T261">tafisica, psicologia e sociologia</text:span><text:span text:style-name="quote.c"> </text:span><text:span text:style-name="quote.c">»</text:span> ; une polémique où C. Antona Traversi soutient contre la<text:s/><text:span text:style-name="T262">Cronaca</text:span><text:s/>la légitimité du théâtre qui plaît à la majorité et « fait de l’argent ».</text:p>
      <text:p text:style-name="Corpsdetexte"><text:span text:style-name="T263">Critica Sociale<text:s/></text:span>(Milan). — Bons articles de polémique ; théories socialistes doctrinaires.</text:p>
      <text:h text:style-name="Titre2" text:outline-level="2">Choses d’art.<text:s/><text:line-break/>Musée du Louvre</text:h>
      <text:p text:style-name="term"><text:bookmark-start text:name="bookmark19"/><text:bookmark-end text:name="bookmark19"/>id : article-1891-09_189</text:p>
      <text:p text:style-name="term">author :<text:s/>Aurier, Gabriel-Albert (1865-1892)</text:p>
      <text:p text:style-name="term">signed :<text:s/>G.-A. A.</text:p>
      <text:p text:style-name="term">section :<text:s/>Choses d’art</text:p>
      <text:p text:style-name="term">title :<text:s/>Musée du Louvre</text:p>
      <text:p text:style-name="term">date :<text:s/>1891-09</text:p>
      <text:p text:style-name="term">ref :<text:s/>Tome III, numéro 21, septembre 1891, p. 189-190</text:p>
      <text:p text:style-name="byline">G.-A. A. [Gabriel-Albert Aurier]</text:p>
      <text:p text:style-name="bibl">Tome III, numéro 21, septembre 1891, p. 189-190.</text:p>
      <text:p text:style-name="Corpsdetexte">On a déplacé un grand nombre de tableaux, effectué un nouveau classement, encore plus malheureux que le précédent, dont le seul but semble avoir été de mettre en cimaise des<text:s/>Guido Reni, des Dolci, des Carrache et autres croûtes, pour accrocher dans les frises d’intéressants tableautins grands<text:s/>comme la main. Quand se décidera-t-on à débarrasser la grande galerie de ses quatre-vingts<text:s/><text:bookmark-start text:name="bookmark20"/><text:bookmark-end text:name="bookmark20"/>Guido Reni qui l’encombrent et à créer pour eux, comme on a fait pour les Le Sueur, une salle spéciale dans laquelle on aura la liberté de ne point passer ? Dans la salle des Primitifs<text:s/>italiens, il y a cent tableaux remarquables, voisins du plafond, qu’il est impossible<text:s/>de voir, un Pérugin, un Botticelli, un Paolo Uccello, etc., etc. Il n’y a pas un seul Jordaens en cimaise.<text:s/>Le Caravage du grand salon carré, malgré ses petites dimensions, est à trente mètres de hauteur. Enfin, et c’est le comble, le Louvre, si pauvre en maîtres allemands, ne possède en tout que trois Cranach : or, un de ces trois Cranach, facile à caser pourtant, puisqu’il n’a guère que vingt-cinq pouces carrés, est exposé... devinez où ? — <text:span text:style-name="T264">dans le Musée de la Marine</text:span> !!!</text:p>
      <text:soft-page-break/>
      <text:h text:style-name="Titre1" text:outline-level="1">Tome III, numéro 22, octobre 1891</text:h>
      <text:h text:style-name="Titre2" text:outline-level="2">Journaux et revues [extrait]</text:h>
      <text:p text:style-name="term">id : article-1891-10_249</text:p>
      <text:p text:style-name="term">author :<text:s/>Gourmont, Remy de (1858-1915)</text:p>
      <text:p text:style-name="term">signed : R. G.</text:p>
      <text:p text:style-name="term">section :<text:s/>Journaux et revues</text:p>
      <text:p text:style-name="term">title :<text:s/>Journaux et revues [extrait]</text:p>
      <text:p text:style-name="term">date :<text:s/>1891-10</text:p>
      <text:p text:style-name="term">ref :<text:s/>Tome III, numéro 22, octobre 1891, p. 249-252 [249-250]</text:p>
      <text:p text:style-name="byline">R. G. [Remy de Gourmont]</text:p>
      <text:p text:style-name="bibl">Tome III, numéro 22, septembre 1891, p. 249-252 [249-250].</text:p>
      <text:p text:style-name="P265">[…]</text:p>
      <text:p text:style-name="Corpsdetexte"><text:bookmark-start text:name="bookmark21"/><text:bookmark-end text:name="bookmark21"/><text:span text:style-name="T266">Gazzetta Letteraria</text:span><text:span text:style-name="T267"><text:s/></text:span><text:span text:style-name="T268">(Turin). —</text:span><text:span text:style-name="T269"> </text:span><text:span text:style-name="T270">Il Bello e il Giudiz</text:span><text:span text:style-name="T271">io estetico</text:span><text:span text:style-name="T272">,<text:s/></text:span><text:span text:style-name="T273">par G. </text:span><text:span text:style-name="T274">Lavini : incapacité de l</text:span><text:span text:style-name="T275">a science à définir le beau (22 </text:span><text:span text:style-name="T276">août) ;<text:s/></text:span><text:span text:style-name="T277">Giorgio Eliot</text:span><text:span text:style-name="T278">,<text:s/></text:span><text:span text:style-name="T279">la sua vita</text:span><text:span text:style-name="T280"><text:s/>e i suoi roman</text:span><text:span text:style-name="T281">z</text:span><text:span text:style-name="T282">i,<text:s/></text:span><text:span text:style-name="T283">par G. Depanis (5 </text:span><text:span text:style-name="T284">septembre</text:span><text:span text:style-name="T285">).</text:span></text:p>
      <text:p text:style-name="Corpsdetexte"><text:span text:style-name="T286">Cronaca d’Arte</text:span><text:span text:style-name="T287"><text:s/></text:span>(Milan). — Une belle gravure d’après une tête d’étude du peintre<text:s/>Andrea<text:s/>Gastaldi, mort à Turin il y a deux ans (30 août).</text:p>
      <text:p text:style-name="Corpsdetexte"><text:span text:style-name="T288">Critica Sociale</text:span><text:s/>(Milan). — <text:span text:style-name="T289">La</text:span><text:s/><text:span text:style-name="T290">« </text:span><text:span text:style-name="T291">vita</text:span><text:span text:style-name="T292"> </text:span><text:span text:style-name="T293">»<text:s/></text:span><text:span text:style-name="T294">d</text:span><text:span text:style-name="T295">elle<text:s/></text:span><text:span text:style-name="T296">risaiuol</text:span><text:span text:style-name="T297">e</text:span>, étude sur la condition misérable des ouvrières dans les rizières de la<text:s/>Basse Lombardie, par A. Cabrini (20 août).</text:p>
      <text:p text:style-name="Corpsdetexte">[…]</text:p>
      <text:h text:style-name="Titre2" text:outline-level="2">Choses d’art [extrait]</text:h>
      <text:p text:style-name="term"><text:bookmark-start text:name="bookmark22"/><text:bookmark-end text:name="bookmark22"/>id : article-1891-10_253</text:p>
      <text:p text:style-name="P298">author : Gourmont, Remy de (1858-1915)</text:p>
      <text:p text:style-name="P299">signed : R. G.</text:p>
      <text:p text:style-name="term">section :<text:s/>Choses d’art</text:p>
      <text:p text:style-name="term">title :<text:s/>Choses d’art [extrait]</text:p>
      <text:p text:style-name="term">date :<text:s/>1891-10</text:p>
      <text:p text:style-name="term">ref :<text:s/>Tome III, numéro 22, octobre 1891, p. 253 [253]</text:p>
      <text:p text:style-name="byline">R. G. [Remy de Gourmont]</text:p>
      <text:p text:style-name="bibl">Tome III, numéro 22, septembre 1891, p. 253 [253].</text:p>
      <text:p text:style-name="Corpsdetexte">À<text:s/>voir chez<text:s/><text:span text:style-name="T300">Haro,<text:s/></text:span>rue Bonaparte, deux Primitifs italiens, l’un plus que douteux,<text:s/>l’autre qui semble un Pesello (École florentine,<text:s/><text:span text:style-name="T301">xv</text:span><text:span text:style-name="T302">e</text:span> siècle) ou un Sano di Pietro (École de Sienne,<text:s/><text:span text:style-name="T303">xv</text:span><text:span text:style-name="T304">e</text:span> siècle).<text:bookmark-start text:name="bookmark24"/><text:bookmark-start text:name="bookmark23"/><text:bookmark-end text:name="bookmark24"/><text:bookmark-end text:name="bookmark23"/></text:p>
      <text:p text:style-name="Corpsdetexte">Rue des Saints-Pères, 13, un autre Primitif qui rappelle les Verrocchio (École florentine,<text:s/><text:span text:style-name="T305">xv</text:span><text:span text:style-name="T306">e</text:span> siècle).</text:p>
      <text:p text:style-name="Corpsdetexte">[…]</text:p>
      <text:soft-page-break/>
      <text:h text:style-name="Titre1" text:outline-level="1">Tome III, numéro 23, novembre 1891</text:h>
      <text:h text:style-name="Titre2" text:outline-level="2">Journaux et revues [extrait]</text:h>
      <text:p text:style-name="term">id : article-1891-11_312</text:p>
      <text:p text:style-name="term">author :<text:s/>Gourmont, Remy de (1858-1915)</text:p>
      <text:p text:style-name="term">signed : R. G.</text:p>
      <text:p text:style-name="term">section :<text:s/>Journaux et revues</text:p>
      <text:p text:style-name="term">title :<text:s/>Journaux et revues [extrait]</text:p>
      <text:p text:style-name="term">date :<text:s/>1891-11</text:p>
      <text:p text:style-name="term">ref :<text:s/>Tome III, numéro 23,<text:s/>novembre 1891, p. 312-317 [312]</text:p>
      <text:p text:style-name="byline">R. G. [Remy de Gourmont]</text:p>
      <text:p text:style-name="bibl">Tome III, numéro 23, novembre 1891, p. 312-317 [312].</text:p>
      <text:p text:style-name="Corpsdetexte">[…]</text:p>
      <text:p text:style-name="Corpsdetexte"><text:span text:style-name="T307">Gazzetta Letteraria</text:span><text:span text:style-name="T308"><text:s/></text:span>(Turin). — M. Lenzoni étudie Carducci, en lequel il reconnaît un classique, un poète qui ajouta l’érudition à son génie naturel, un de ceux eu somme que le public admet sans les comprendre : la partie la plus choisie du public en est toujours aux guitaristes du<text:s/><text:span text:style-name="T309">xviii</text:span><text:span text:style-name="T310">e</text:span> siècle, et Métastase ne fut jamais détrôné. Lire Stendhal, âme tellement italienne qu’il donne encore aujourd’hui un<text:s/>bon résumé des goûts italiens — distingués (26 septembre et 3 octobre).</text:p>
      <text:p text:style-name="Corpsdetexte"><text:span text:style-name="T311">Cronaca d’Arte</text:span><text:span text:style-name="T312"><text:s/></text:span>(Milan). — De beaux vers de<text:s/>M. Rapisardi,<text:s/><text:span text:style-name="T313">l’isola</text:span> ; du Lamartine (27 septembre).</text:p>
      <text:p text:style-name="Corpsdetexte"><text:span text:style-name="T314">Critica Sociale</text:span><text:s/>(Milan), — Cette courageuse revue s’est attiré, à propos de la « cara patria », l’indignation du professeur Martinozzi,<text:s/>de Livourne. Elle réplique en promettant une étude de cette question — dangereuse, et veut bien faire remarquer qu’il est des écrivains que l’on peut frapper, mais dont on ne tirera jamais aucune palinodie ni aucun<text:s/>consentement à gratter des cordes usées sur le<text:s/>ventre des vieilles harpes (30 septembre).</text:p>
      <text:p text:style-name="Corpsdetex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ans-serif" svg:font-family="sans-serif" style:font-family-generic="roman"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Gulim" svg:font-family="Gulim" style:font-family-generic="swiss" style:font-pitch="variable" svg:panose-1="2 11 6 0 0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erm" style:display-name="term"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Corpsdetexte" style:display-name="Corps de texte" style:family="paragraph" style:parent-style-name="Normal">
      <style:paragraph-properties fo:widows="0" fo:orphans="0" fo:text-align="justify" fo:margin-bottom="0.0833in" fo:line-height="150%" fo:text-indent="0.1652in"/>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quote.c" style:display-name="&lt;quote.c&gt;" style:family="text" style:parent-style-name="Policepardéfaut">
      <style:text-properties fo:color="#0070C0"/>
    </style:style>
    <style:style style:name="quote.l" style:display-name="&lt;quote.l&gt;" style:family="paragraph" style:parent-style-name="NormalWeb">
      <style:text-properties fo:font-size="11pt" style:font-size-asian="11pt" style:font-size-complex="11pt" fo:hyphenate="false"/>
    </style:style>
    <style:style style:name="quote" style:display-name="&lt;quote&gt;" style:family="paragraph" style:parent-style-name="NormalWeb">
      <style:text-properties fo:font-size="11pt" style:font-size-asian="11pt" style:font-size-complex="11pt"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postscript" style:display-name="&lt;postscript&gt;" style:family="paragraph" style:parent-style-name="Corpsdetexte">
      <style:paragraph-properties style:text-autospace="none" fo:text-indent="0in"/>
      <style:text-properties style:font-name-asian="Times New Roman" style:font-name-complex="Times New Roman" style:font-size-complex="10pt" style:language-complex="ar" style:country-complex="SA"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style:text-autospace="none" fo:text-indent="0in"/>
      <style:text-properties style:font-name-asian="Times New Roman" style:font-name-complex="Times New Roman" fo:font-style="italic" style:font-style-asian="italic" style:font-size-complex="10pt" style:language-complex="ar" style:country-complex="SA" fo:hyphenate="false"/>
    </style:style>
    <style:style style:name="h1.sub" style:display-name="&lt;h1.sub&gt;" style:family="paragraph" style:parent-style-name="Titre1" style:next-style-name="Corpsdetexte" style:default-outline-level="1">
      <style:paragraph-properties fo:keep-together="auto" fo:widows="0" fo:orphans="0" fo:margin-top="0in" fo:margin-bottom="0.1666in" fo:line-height="100%"/>
      <style:text-properties style:font-name="Arial" style:font-name-asian="HG Mincho Light J" style:font-name-complex="Arial Unicode MS" fo:font-weight="normal" style:font-weight-asian="normal" fo:font-style="italic" style:font-style-asian="italic" style:use-window-font-color="true"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fo:widows="0" fo:orphans="0"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fo:widows="0" fo:orphans="0" fo:margin-top="0in" fo:margin-bottom="0.0986in" fo:line-height="100%"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keep-together="auto" fo:widows="0" fo:orphans="0" fo:margin-top="0in" fo:margin-bottom="0.1666in" fo:line-height="100%"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fo:font-size="12pt" style:font-size-asian="12pt" style:font-size-complex="14pt" style:language-asian="hi" style:country-asian="IN" style:language-complex="hi" style:country-complex="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fo:widows="0" fo:orphans="0" fo:text-align="center" fo:margin-top="0.1666in" fo:margin-bottom="0.1965in" fo:line-height="100%"/>
      <style:text-properties style:font-name="Thorndale" style:font-name-asian="HG Mincho Light J" style:font-name-complex="Arial Unicode MS" style:use-window-font-color="true"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fo:widows="0" fo:orphans="0"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7T14:20:00Z</meta:creation-date>
    <dc:date>2018-12-17T14:20:00Z</dc:date>
    <meta:template xlink:href="Normal.dotm" xlink:type="simple"/>
    <meta:editing-cycles>2</meta:editing-cycles>
    <meta:editing-duration>PT0S</meta:editing-duration>
    <meta:document-statistic meta:page-count="15" meta:paragraph-count="55" meta:word-count="4254" meta:character-count="27596" meta:row-count="194" meta:non-whitespace-character-count="23397"/>
  </office:meta>
</office:document-meta>
</file>